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ce2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3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/>
          <table:table-cell table:formula="of:=100-[.B4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2.93" calcext:value-type="float">
            <text:p>92,93</text:p>
          </table:table-cell>
          <table:table-cell table:formula="of:=100-[.B5]" office:value-type="float" office:value="7.06999999999999" calcext:value-type="float">
            <text:p>7,07</text:p>
          </table:table-cell>
          <table:table-cell/>
          <table:table-cell office:value-type="float" office:value="11705.8" calcext:value-type="float">
            <text:p>11705,8</text:p>
          </table:table-cell>
          <table:table-cell office:value-type="float" office:value="891.2" calcext:value-type="float">
            <text:p>891,2</text:p>
          </table:table-cell>
          <table:table-cell office:value-type="float" office:value="87.48" calcext:value-type="float">
            <text:p>87,48</text:p>
          </table:table-cell>
          <table:table-cell office:value-type="float" office:value="97.67" calcext:value-type="float">
            <text:p>97,67</text:p>
          </table:table-cell>
          <table:table-cell office:value-type="float" office:value="170.2762955" calcext:value-type="float">
            <text:p>170,2762955</text:p>
          </table:table-cell>
          <table:table-cell office:value-type="float" office:value="0.1536224842" calcext:value-type="float">
            <text:p>0,1536224842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93" calcext:value-type="float">
            <text:p>97,93</text:p>
          </table:table-cell>
          <table:table-cell table:formula="of:=100-[.B6]" office:value-type="float" office:value="2.06999999999999" calcext:value-type="float">
            <text:p>2,07</text:p>
          </table:table-cell>
          <table:table-cell/>
          <table:table-cell office:value-type="float" office:value="12336.2" calcext:value-type="float">
            <text:p>12336,2</text:p>
          </table:table-cell>
          <table:table-cell office:value-type="float" office:value="260.8" calcext:value-type="float">
            <text:p>260,8</text:p>
          </table:table-cell>
          <table:table-cell office:value-type="float" office:value="97.02" calcext:value-type="float">
            <text:p>97,02</text:p>
          </table:table-cell>
          <table:table-cell office:value-type="float" office:value="98.72" calcext:value-type="float">
            <text:p>98,72</text:p>
          </table:table-cell>
          <table:table-cell office:value-type="float" office:value="164.7123738" calcext:value-type="float">
            <text:p>164,7123738</text:p>
          </table:table-cell>
          <table:table-cell office:value-type="float" office:value="0.153536582" calcext:value-type="float">
            <text:p>0,153536582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3.22" calcext:value-type="float">
            <text:p>93,22</text:p>
          </table:table-cell>
          <table:table-cell table:formula="of:=100-[.B7]" office:value-type="float" office:value="6.78" calcext:value-type="float">
            <text:p>6,78</text:p>
          </table:table-cell>
          <table:table-cell/>
          <table:table-cell office:value-type="float" office:value="11743.5" calcext:value-type="float">
            <text:p>11743,5</text:p>
          </table:table-cell>
          <table:table-cell office:value-type="float" office:value="853.5" calcext:value-type="float">
            <text:p>853,5</text:p>
          </table:table-cell>
          <table:table-cell office:value-type="float" office:value="87.16" calcext:value-type="float">
            <text:p>87,16</text:p>
          </table:table-cell>
          <table:table-cell office:value-type="float" office:value="98.5" calcext:value-type="float">
            <text:p>98,5</text:p>
          </table:table-cell>
          <table:table-cell office:value-type="float" office:value="182.8899822" calcext:value-type="float">
            <text:p>182,8899822</text:p>
          </table:table-cell>
          <table:table-cell office:value-type="float" office:value="0.154155803" calcext:value-type="float">
            <text:p>0,154155803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9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10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11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1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:.B12])" office:value-type="float" office:value="94.6933333333334" calcext:value-type="float">
            <text:p>94,6933333333</text:p>
          </table:table-cell>
          <table:table-cell table:formula="of:=AVERAGE([.C3:.C12])" office:value-type="float" office:value="71.592" calcext:value-type="float">
            <text:p>71,592</text:p>
          </table:table-cell>
          <table:table-cell table:formula="of:=AVERAGE([.D3:.D12])" office:value-type="string" office:string-value="" calcext:value-type="error">
            <text:p>#DIV/0!</text:p>
          </table:table-cell>
          <table:table-cell table:formula="of:=AVERAGE([.E3:.E12])" office:value-type="float" office:value="11928.5" calcext:value-type="float">
            <text:p>11928,5</text:p>
          </table:table-cell>
          <table:table-cell table:formula="of:=AVERAGE([.F3:.F12])" office:value-type="float" office:value="668.5" calcext:value-type="float">
            <text:p>668,5</text:p>
          </table:table-cell>
          <table:table-cell table:formula="of:=AVERAGE([.G3:.G12])" office:value-type="float" office:value="90.5533333333333" calcext:value-type="float">
            <text:p>90,5533333333</text:p>
          </table:table-cell>
          <table:table-cell table:formula="of:=AVERAGE([.H3:.H12])" office:value-type="float" office:value="98.2966666666667" calcext:value-type="float">
            <text:p>98,2966666667</text:p>
          </table:table-cell>
          <table:table-cell table:formula="of:=AVERAGE([.I3:.I12])" office:value-type="float" office:value="172.626217166667" calcext:value-type="float">
            <text:p>172,6262171667</text:p>
          </table:table-cell>
          <table:table-cell table:formula="of:=AVERAGE([.J3:.J12])" office:value-type="float" office:value="0.153771623066667" calcext:value-type="float">
            <text:p>0,153771623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:.B12])" office:value-type="float" office:value="2.29172909005891" calcext:value-type="float">
            <text:p>2,2917290901</text:p>
          </table:table-cell>
          <table:table-cell table:formula="of:=COM.MICROSOFT.STDEV.P([.C3:.C12])" office:value-type="float" office:value="43.412087671523" calcext:value-type="float">
            <text:p>43,4120876715</text:p>
          </table:table-cell>
          <table:table-cell table:formula="of:=COM.MICROSOFT.STDEV.P([.D3:.D12])" office:value-type="string" office:string-value="" calcext:value-type="error">
            <text:p>#DIV/0!</text:p>
          </table:table-cell>
          <table:table-cell table:formula="of:=COM.MICROSOFT.STDEV.P([.E3:.E12])" office:value-type="float" office:value="288.697985214076" calcext:value-type="float">
            <text:p>288,6979852141</text:p>
          </table:table-cell>
          <table:table-cell table:formula="of:=COM.MICROSOFT.STDEV.P([.F3:.F12])" office:value-type="float" office:value="288.697985214076" calcext:value-type="float">
            <text:p>288,6979852141</text:p>
          </table:table-cell>
          <table:table-cell table:formula="of:=COM.MICROSOFT.STDEV.P([.G3:.G12])" office:value-type="float" office:value="4.5744896497375" calcext:value-type="float">
            <text:p>4,5744896497</text:p>
          </table:table-cell>
          <table:table-cell table:formula="of:=COM.MICROSOFT.STDEV.P([.H3:.H12])" office:value-type="float" office:value="0.452130757881192" calcext:value-type="float">
            <text:p>0,4521307579</text:p>
          </table:table-cell>
          <table:table-cell table:formula="of:=COM.MICROSOFT.STDEV.P([.I3:.I12])" office:value-type="float" office:value="7.60473364274032" calcext:value-type="float">
            <text:p>7,6047336427</text:p>
          </table:table-cell>
          <table:table-cell table:formula="of:=COM.MICROSOFT.STDEV.P([.J3:.J12])" office:value-type="float" office:value="0.00027391052416585" calcext:value-type="float">
            <text:p>0,000273910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20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/>
          <table:table-cell table:formula="of:=100-[.B21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1" calcext:value-type="float">
            <text:p>99,71</text:p>
          </table:table-cell>
          <table:table-cell table:formula="of:=100-[.B22]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5453553" calcext:value-type="float">
            <text:p>0,015453553</text:p>
          </table:table-cell>
          <table:table-cell office:value-type="float" office:value="23.18347597" calcext:value-type="float">
            <text:p>23,18347597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7" calcext:value-type="float">
            <text:p>99,7</text:p>
          </table:table-cell>
          <table:table-cell table:formula="of:=100-[.B23]" office:value-type="float" office:value="0.299999999999997" calcext:value-type="float">
            <text:p>0,3</text:p>
          </table:table-cell>
          <table:table-cell/>
          <table:table-cell office:value-type="float" office:value="12559.6" calcext:value-type="float">
            <text:p>12559,6</text:p>
          </table:table-cell>
          <table:table-cell office:value-type="float" office:value="37.4" calcext:value-type="float">
            <text:p>37,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4" calcext:value-type="float">
            <text:p>99,74</text:p>
          </table:table-cell>
          <table:table-cell office:value-type="float" office:value="0.015253258" calcext:value-type="float">
            <text:p>0,015253258</text:p>
          </table:table-cell>
          <table:table-cell office:value-type="float" office:value="23.2247432" calcext:value-type="float">
            <text:p>23,2247432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24]" office:value-type="float" office:value="0.299999999999997" calcext:value-type="float">
            <text:p>0,3</text:p>
          </table:table-cell>
          <table:table-cell/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088793" calcext:value-type="float">
            <text:p>0,019088793</text:p>
          </table:table-cell>
          <table:table-cell office:value-type="float" office:value="26.29648631" calcext:value-type="float">
            <text:p>26,29648631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2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2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2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2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29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0:.B29])" office:value-type="float" office:value="99.7033333333333" calcext:value-type="float">
            <text:p>99,7033333333</text:p>
          </table:table-cell>
          <table:table-cell table:formula="of:=AVERAGE([.C20:.C29])" office:value-type="float" office:value="70.089" calcext:value-type="float">
            <text:p>70,089</text:p>
          </table:table-cell>
          <table:table-cell table:formula="of:=AVERAGE([.D20:.D29])" office:value-type="string" office:string-value="" calcext:value-type="error">
            <text:p>#DIV/0!</text:p>
          </table:table-cell>
          <table:table-cell table:formula="of:=AVERAGE([.E20:.E29])" office:value-type="float" office:value="12559.6" calcext:value-type="float">
            <text:p>12559,6</text:p>
          </table:table-cell>
          <table:table-cell table:formula="of:=AVERAGE([.F20:.F29])" office:value-type="float" office:value="37.4" calcext:value-type="float">
            <text:p>37,4</text:p>
          </table:table-cell>
          <table:table-cell table:formula="of:=AVERAGE([.G20:.G29])" office:value-type="float" office:value="99.68" calcext:value-type="float">
            <text:p>99,68</text:p>
          </table:table-cell>
          <table:table-cell table:formula="of:=AVERAGE([.H20:.H29])" office:value-type="float" office:value="99.7266666666667" calcext:value-type="float">
            <text:p>99,7266666667</text:p>
          </table:table-cell>
          <table:table-cell table:formula="of:=AVERAGE([.I20:.I29])" office:value-type="float" office:value="0.0165985346666667" calcext:value-type="float">
            <text:p>0,0165985347</text:p>
          </table:table-cell>
          <table:table-cell table:formula="of:=AVERAGE([.J20:.J29])" office:value-type="float" office:value="24.2349018266667" calcext:value-type="float">
            <text:p>24,2349018267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0:.B29])" office:value-type="float" office:value="0.00471404520790603" calcext:value-type="float">
            <text:p>0,0047140452</text:p>
          </table:table-cell>
          <table:table-cell table:formula="of:=COM.MICROSOFT.STDEV.P([.C20:.C29])" office:value-type="float" office:value="45.6898072768971" calcext:value-type="float">
            <text:p>45,6898072769</text:p>
          </table:table-cell>
          <table:table-cell table:formula="of:=COM.MICROSOFT.STDEV.P([.D20:.D29])" office:value-type="string" office:string-value="" calcext:value-type="error">
            <text:p>#DIV/0!</text:p>
          </table:table-cell>
          <table:table-cell table:formula="of:=COM.MICROSOFT.STDEV.P([.E20:.E29])" office:value-type="float" office:value="0.326598632370793" calcext:value-type="float">
            <text:p>0,3265986324</text:p>
          </table:table-cell>
          <table:table-cell table:formula="of:=COM.MICROSOFT.STDEV.P([.F20:.F29])" office:value-type="float" office:value="0.326598632371089" calcext:value-type="float">
            <text:p>0,3265986324</text:p>
          </table:table-cell>
          <table:table-cell table:formula="of:=COM.MICROSOFT.STDEV.P([.G20:.G29])" office:value-type="float" office:value="0.00816496580927564" calcext:value-type="float">
            <text:p>0,0081649658</text:p>
          </table:table-cell>
          <table:table-cell table:formula="of:=COM.MICROSOFT.STDEV.P([.H20:.H29])" office:value-type="float" office:value="0.00942809041581876" calcext:value-type="float">
            <text:p>0,0094280904</text:p>
          </table:table-cell>
          <table:table-cell table:formula="of:=COM.MICROSOFT.STDEV.P([.I20:.I29])" office:value-type="float" office:value="0.00176277611488401" calcext:value-type="float">
            <text:p>0,0017627761</text:p>
          </table:table-cell>
          <table:table-cell table:formula="of:=COM.MICROSOFT.STDEV.P([.J20:.J29])" office:value-type="float" office:value="1.45785771653902" calcext:value-type="float">
            <text:p>1,457857716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/>
          <table:table-cell table:formula="of:=100-[.B3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" calcext:value-type="float">
            <text:p>99,7</text:p>
          </table:table-cell>
          <table:table-cell table:formula="of:=100-[.B39]" office:value-type="float" office:value="0.299999999999997" calcext:value-type="float">
            <text:p>0,3</text:p>
          </table:table-cell>
          <table:table-cell office:value-type="float" office:value="8750.7" calcext:value-type="float">
            <text:p>8750,7</text:p>
          </table:table-cell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08.8178066" calcext:value-type="float">
            <text:p>208,8178066</text:p>
          </table:table-cell>
          <table:table-cell office:value-type="float" office:value="14.16673536" calcext:value-type="float">
            <text:p>14,16673536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7" calcext:value-type="float">
            <text:p>99,7</text:p>
          </table:table-cell>
          <table:table-cell table:formula="of:=100-[.B40]" office:value-type="float" office:value="0.299999999999997" calcext:value-type="float">
            <text:p>0,3</text:p>
          </table:table-cell>
          <table:table-cell office:value-type="float" office:value="8227.7" calcext:value-type="float">
            <text:p>8227,7</text:p>
          </table:table-cell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42.1180047" calcext:value-type="float">
            <text:p>242,1180047</text:p>
          </table:table-cell>
          <table:table-cell office:value-type="float" office:value="17.18618002" calcext:value-type="float">
            <text:p>17,18618002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41]" office:value-type="float" office:value="0.299999999999997" calcext:value-type="float">
            <text:p>0,3</text:p>
          </table:table-cell>
          <table:table-cell office:value-type="float" office:value="8329.2" calcext:value-type="float">
            <text:p>8329,2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14.1797919" calcext:value-type="float">
            <text:p>214,1797919</text:p>
          </table:table-cell>
          <table:table-cell office:value-type="float" office:value="17.40114369" calcext:value-type="float">
            <text:p>17,40114369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43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44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4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4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7:.B46])" office:value-type="float" office:value="99.7" calcext:value-type="float">
            <text:p>99,7</text:p>
          </table:table-cell>
          <table:table-cell table:formula="of:=AVERAGE([.C37:.C46])" office:value-type="float" office:value="70.09" calcext:value-type="float">
            <text:p>70,09</text:p>
          </table:table-cell>
          <table:table-cell table:formula="of:=AVERAGE([.D37:.D46])" office:value-type="float" office:value="8435.86666666667" calcext:value-type="float">
            <text:p>8435,8666666667</text:p>
          </table:table-cell>
          <table:table-cell table:formula="of:=AVERAGE([.E37:.E46])" office:value-type="float" office:value="12559.4" calcext:value-type="float">
            <text:p>12559,4</text:p>
          </table:table-cell>
          <table:table-cell table:formula="of:=AVERAGE([.F37:.F46])" office:value-type="float" office:value="37.6" calcext:value-type="float">
            <text:p>37,6</text:p>
          </table:table-cell>
          <table:table-cell table:formula="of:=AVERAGE([.G37:.G46])" office:value-type="float" office:value="99.69" calcext:value-type="float">
            <text:p>99,69</text:p>
          </table:table-cell>
          <table:table-cell table:formula="of:=AVERAGE([.H37:.H46])" office:value-type="float" office:value="99.71" calcext:value-type="float">
            <text:p>99,71</text:p>
          </table:table-cell>
          <table:table-cell table:formula="of:=AVERAGE([.I37:.I46])" office:value-type="float" office:value="221.705201066667" calcext:value-type="float">
            <text:p>221,7052010667</text:p>
          </table:table-cell>
          <table:table-cell table:formula="of:=AVERAGE([.J37:.J46])" office:value-type="float" office:value="16.2513530233333" calcext:value-type="float">
            <text:p>16,2513530233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7:.B46])" office:value-type="float" office:value="0" calcext:value-type="float">
            <text:p>0</text:p>
          </table:table-cell>
          <table:table-cell table:formula="of:=COM.MICROSOFT.STDEV.P([.C37:.C46])" office:value-type="float" office:value="45.6882796787097" calcext:value-type="float">
            <text:p>45,6882796787</text:p>
          </table:table-cell>
          <table:table-cell table:formula="of:=COM.MICROSOFT.STDEV.P([.D37:.D46])" office:value-type="float" office:value="226.444376294832" calcext:value-type="float">
            <text:p>226,4443762948</text:p>
          </table:table-cell>
          <table:table-cell table:formula="of:=COM.MICROSOFT.STDEV.P([.E37:.E46])" office:value-type="float" office:value="0.0816496580930697" calcext:value-type="float">
            <text:p>0,0816496581</text:p>
          </table:table-cell>
          <table:table-cell table:formula="of:=COM.MICROSOFT.STDEV.P([.F37:.F46])" office:value-type="float" office:value="0.0816496580927738" calcext:value-type="float">
            <text:p>0,0816496581</text:p>
          </table:table-cell>
          <table:table-cell table:formula="of:=COM.MICROSOFT.STDEV.P([.G37:.G46])" office:value-type="float" office:value="0" calcext:value-type="float">
            <text:p>0</text:p>
          </table:table-cell>
          <table:table-cell table:formula="of:=COM.MICROSOFT.STDEV.P([.H37:.H46])" office:value-type="float" office:value="0" calcext:value-type="float">
            <text:p>0</text:p>
          </table:table-cell>
          <table:table-cell table:formula="of:=COM.MICROSOFT.STDEV.P([.I37:.I46])" office:value-type="float" office:value="14.5990784119894" calcext:value-type="float">
            <text:p>14,599078412</text:p>
          </table:table-cell>
          <table:table-cell table:formula="of:=COM.MICROSOFT.STDEV.P([.J37:.J46])" office:value-type="float" office:value="1.47665736187421" calcext:value-type="float">
            <text:p>1,476657361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54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/>
          <table:table-cell table:formula="of:=100-[.B5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77" calcext:value-type="float">
            <text:p>96,77</text:p>
          </table:table-cell>
          <table:table-cell table:formula="of:=100-[.B56]" office:value-type="float" office:value="3.23" calcext:value-type="float">
            <text:p>3,23</text:p>
          </table:table-cell>
          <table:table-cell/>
          <table:table-cell office:value-type="float" office:value="12189.7" calcext:value-type="float">
            <text:p>12189,7</text:p>
          </table:table-cell>
          <table:table-cell office:value-type="float" office:value="407.3" calcext:value-type="float">
            <text:p>407,3</text:p>
          </table:table-cell>
          <table:table-cell office:value-type="float" office:value="96.5" calcext:value-type="float">
            <text:p>96,5</text:p>
          </table:table-cell>
          <table:table-cell office:value-type="float" office:value="97" calcext:value-type="float">
            <text:p>97</text:p>
          </table:table-cell>
          <table:table-cell office:value-type="float" office:value="229.3272259" calcext:value-type="float">
            <text:p>229,3272259</text:p>
          </table:table-cell>
          <table:table-cell office:value-type="float" office:value="0.204835796" calcext:value-type="float">
            <text:p>0,204835796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6.97" calcext:value-type="float">
            <text:p>96,97</text:p>
          </table:table-cell>
          <table:table-cell table:formula="of:=100-[.B57]" office:value-type="float" office:value="3.03" calcext:value-type="float">
            <text:p>3,03</text:p>
          </table:table-cell>
          <table:table-cell/>
          <table:table-cell office:value-type="float" office:value="12215.4" calcext:value-type="float">
            <text:p>12215,4</text:p>
          </table:table-cell>
          <table:table-cell office:value-type="float" office:value="381.6" calcext:value-type="float">
            <text:p>381,6</text:p>
          </table:table-cell>
          <table:table-cell office:value-type="float" office:value="96.74" calcext:value-type="float">
            <text:p>96,74</text:p>
          </table:table-cell>
          <table:table-cell office:value-type="float" office:value="97.17" calcext:value-type="float">
            <text:p>97,17</text:p>
          </table:table-cell>
          <table:table-cell office:value-type="float" office:value="223.471723" calcext:value-type="float">
            <text:p>223,471723</text:p>
          </table:table-cell>
          <table:table-cell office:value-type="float" office:value="0.203711009" calcext:value-type="float">
            <text:p>0,203711009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01" calcext:value-type="float">
            <text:p>97,01</text:p>
          </table:table-cell>
          <table:table-cell table:formula="of:=100-[.B58]" office:value-type="float" office:value="2.98999999999999" calcext:value-type="float">
            <text:p>2,99</text:p>
          </table:table-cell>
          <table:table-cell/>
          <table:table-cell office:value-type="float" office:value="12220.4" calcext:value-type="float">
            <text:p>12220,4</text:p>
          </table:table-cell>
          <table:table-cell office:value-type="float" office:value="376.6" calcext:value-type="float">
            <text:p>376,6</text:p>
          </table:table-cell>
          <table:table-cell office:value-type="float" office:value="96.83" calcext:value-type="float">
            <text:p>96,83</text:p>
          </table:table-cell>
          <table:table-cell office:value-type="float" office:value="97.17" calcext:value-type="float">
            <text:p>97,17</text:p>
          </table:table-cell>
          <table:table-cell office:value-type="float" office:value="157.3843903" calcext:value-type="float">
            <text:p>157,3843903</text:p>
          </table:table-cell>
          <table:table-cell office:value-type="float" office:value="0.150420904" calcext:value-type="float">
            <text:p>0,150420904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59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60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61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6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63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54:.B63])" office:value-type="float" office:value="96.9166666666667" calcext:value-type="float">
            <text:p>96,9166666667</text:p>
          </table:table-cell>
          <table:table-cell table:formula="of:=AVERAGE([.C54:.C63])" office:value-type="float" office:value="70.925" calcext:value-type="float">
            <text:p>70,925</text:p>
          </table:table-cell>
          <table:table-cell table:formula="of:=AVERAGE([.D54:.D63])" office:value-type="string" office:string-value="" calcext:value-type="error">
            <text:p>#DIV/0!</text:p>
          </table:table-cell>
          <table:table-cell table:formula="of:=AVERAGE([.E54:.E63])" office:value-type="float" office:value="12208.5" calcext:value-type="float">
            <text:p>12208,5</text:p>
          </table:table-cell>
          <table:table-cell table:formula="of:=AVERAGE([.F54:.F63])" office:value-type="float" office:value="388.5" calcext:value-type="float">
            <text:p>388,5</text:p>
          </table:table-cell>
          <table:table-cell table:formula="of:=AVERAGE([.G54:.G63])" office:value-type="float" office:value="96.69" calcext:value-type="float">
            <text:p>96,69</text:p>
          </table:table-cell>
          <table:table-cell table:formula="of:=AVERAGE([.H54:.H63])" office:value-type="float" office:value="97.1133333333333" calcext:value-type="float">
            <text:p>97,1133333333</text:p>
          </table:table-cell>
          <table:table-cell table:formula="of:=AVERAGE([.I54:.I63])" office:value-type="float" office:value="203.3944464" calcext:value-type="float">
            <text:p>203,3944464</text:p>
          </table:table-cell>
          <table:table-cell table:formula="of:=AVERAGE([.J54:.J63])" office:value-type="float" office:value="0.186322569666667" calcext:value-type="float">
            <text:p>0,1863225697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54:.B63])" office:value-type="float" office:value="0.104986771653494" calcext:value-type="float">
            <text:p>0,1049867717</text:p>
          </table:table-cell>
          <table:table-cell table:formula="of:=COM.MICROSOFT.STDEV.P([.C54:.C63])" office:value-type="float" office:value="44.4128333367733" calcext:value-type="float">
            <text:p>44,4128333368</text:p>
          </table:table-cell>
          <table:table-cell table:formula="of:=COM.MICROSOFT.STDEV.P([.D54:.D63])" office:value-type="string" office:string-value="" calcext:value-type="error">
            <text:p>#DIV/0!</text:p>
          </table:table-cell>
          <table:table-cell table:formula="of:=COM.MICROSOFT.STDEV.P([.E54:.E63])" office:value-type="float" office:value="13.4494113873676" calcext:value-type="float">
            <text:p>13,4494113874</text:p>
          </table:table-cell>
          <table:table-cell table:formula="of:=COM.MICROSOFT.STDEV.P([.F54:.F63])" office:value-type="float" office:value="13.4494113873681" calcext:value-type="float">
            <text:p>13,4494113874</text:p>
          </table:table-cell>
          <table:table-cell table:formula="of:=COM.MICROSOFT.STDEV.P([.G54:.G63])" office:value-type="float" office:value="0.13928388277184" calcext:value-type="float">
            <text:p>0,1392838828</text:p>
          </table:table-cell>
          <table:table-cell table:formula="of:=COM.MICROSOFT.STDEV.P([.H54:.H63])" office:value-type="float" office:value="0.0801387685344762" calcext:value-type="float">
            <text:p>0,0801387685</text:p>
          </table:table-cell>
          <table:table-cell table:formula="of:=COM.MICROSOFT.STDEV.P([.I54:.I63])" office:value-type="float" office:value="32.6217276805591" calcext:value-type="float">
            <text:p>32,6217276806</text:p>
          </table:table-cell>
          <table:table-cell table:formula="of:=COM.MICROSOFT.STDEV.P([.J54:.J63])" office:value-type="float" office:value="0.0253904638881041" calcext:value-type="float">
            <text:p>0,025390463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71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/>
          <table:table-cell table:formula="of:=100-[.B7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1" calcext:value-type="float">
            <text:p>99,71</text:p>
          </table:table-cell>
          <table:table-cell table:formula="of:=100-[.B73]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101196" calcext:value-type="float">
            <text:p>0,013101196</text:p>
          </table:table-cell>
          <table:table-cell office:value-type="float" office:value="21.91438441" calcext:value-type="float">
            <text:p>21,91438441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74]" office:value-type="float" office:value="0.310000000000002" calcext:value-type="float">
            <text:p>0,31</text:p>
          </table:table-cell>
          <table:table-cell/>
          <table:table-cell office:value-type="float" office:value="12558.5" calcext:value-type="float">
            <text:p>12558,5</text:p>
          </table:table-cell>
          <table:table-cell office:value-type="float" office:value="38.5" calcext:value-type="float">
            <text:p>38,5</text:p>
          </table:table-cell>
          <table:table-cell office:value-type="float" office:value="99.66" calcext:value-type="float">
            <text:p>99,66</text:p>
          </table:table-cell>
          <table:table-cell office:value-type="float" office:value="99.73" calcext:value-type="float">
            <text:p>99,73</text:p>
          </table:table-cell>
          <table:table-cell office:value-type="float" office:value="0.013116598" calcext:value-type="float">
            <text:p>0,013116598</text:p>
          </table:table-cell>
          <table:table-cell office:value-type="float" office:value="21.9501193" calcext:value-type="float">
            <text:p>21,9501193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75]" office:value-type="float" office:value="0.299999999999997" calcext:value-type="float">
            <text:p>0,3</text:p>
          </table:table-cell>
          <table:table-cell/>
          <table:table-cell office:value-type="float" office:value="12558.8" calcext:value-type="float">
            <text:p>12558,8</text:p>
          </table:table-cell>
          <table:table-cell office:value-type="float" office:value="38.2" calcext:value-type="float">
            <text:p>38,2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079381" calcext:value-type="float">
            <text:p>0,013079381</text:p>
          </table:table-cell>
          <table:table-cell office:value-type="float" office:value="22.01616256" calcext:value-type="float">
            <text:p>22,01616256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7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7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7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79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80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71:.B80])" office:value-type="float" office:value="99.7" calcext:value-type="float">
            <text:p>99,7</text:p>
          </table:table-cell>
          <table:table-cell table:formula="of:=AVERAGE([.C71:.C80])" office:value-type="float" office:value="70.09" calcext:value-type="float">
            <text:p>70,09</text:p>
          </table:table-cell>
          <table:table-cell table:formula="of:=AVERAGE([.D71:.D80])" office:value-type="string" office:string-value="" calcext:value-type="error">
            <text:p>#DIV/0!</text:p>
          </table:table-cell>
          <table:table-cell table:formula="of:=AVERAGE([.E71:.E80])" office:value-type="float" office:value="12559.1" calcext:value-type="float">
            <text:p>12559,1</text:p>
          </table:table-cell>
          <table:table-cell table:formula="of:=AVERAGE([.F71:.F80])" office:value-type="float" office:value="37.9" calcext:value-type="float">
            <text:p>37,9</text:p>
          </table:table-cell>
          <table:table-cell table:formula="of:=AVERAGE([.G71:.G80])" office:value-type="float" office:value="99.6766666666667" calcext:value-type="float">
            <text:p>99,6766666667</text:p>
          </table:table-cell>
          <table:table-cell table:formula="of:=AVERAGE([.H71:.H80])" office:value-type="float" office:value="99.72" calcext:value-type="float">
            <text:p>99,72</text:p>
          </table:table-cell>
          <table:table-cell table:formula="of:=AVERAGE([.I71:.I80])" office:value-type="float" office:value="0.0130990583333333" calcext:value-type="float">
            <text:p>0,0130990583</text:p>
          </table:table-cell>
          <table:table-cell table:formula="of:=AVERAGE([.J71:.J80])" office:value-type="float" office:value="21.96022209" calcext:value-type="float">
            <text:p>21,96022209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71:.B80])" office:value-type="float" office:value="0.00816496580927564" calcext:value-type="float">
            <text:p>0,0081649658</text:p>
          </table:table-cell>
          <table:table-cell table:formula="of:=COM.MICROSOFT.STDEV.P([.C71:.C80])" office:value-type="float" office:value="45.6882798975843" calcext:value-type="float">
            <text:p>45,6882798976</text:p>
          </table:table-cell>
          <table:table-cell table:formula="of:=COM.MICROSOFT.STDEV.P([.D71:.D80])" office:value-type="string" office:string-value="" calcext:value-type="error">
            <text:p>#DIV/0!</text:p>
          </table:table-cell>
          <table:table-cell table:formula="of:=COM.MICROSOFT.STDEV.P([.E71:.E80])" office:value-type="float" office:value="0.648074069840898" calcext:value-type="float">
            <text:p>0,6480740698</text:p>
          </table:table-cell>
          <table:table-cell table:formula="of:=COM.MICROSOFT.STDEV.P([.F71:.F80])" office:value-type="float" office:value="0.648074069840786" calcext:value-type="float">
            <text:p>0,6480740698</text:p>
          </table:table-cell>
          <table:table-cell table:formula="of:=COM.MICROSOFT.STDEV.P([.G71:.G80])" office:value-type="float" office:value="0.0124721912892478" calcext:value-type="float">
            <text:p>0,0124721913</text:p>
          </table:table-cell>
          <table:table-cell table:formula="of:=COM.MICROSOFT.STDEV.P([.H71:.H80])" office:value-type="float" office:value="0.00816496580928144" calcext:value-type="float">
            <text:p>0,0081649658</text:p>
          </table:table-cell>
          <table:table-cell table:formula="of:=COM.MICROSOFT.STDEV.P([.I71:.I80])" office:value-type="float" office:value="0.0000152687804868478" calcext:value-type="float">
            <text:p>1,52687804868478E-05</text:p>
          </table:table-cell>
          <table:table-cell table:formula="of:=COM.MICROSOFT.STDEV.P([.J71:.J80])" office:value-type="float" office:value="0.0421603900100063" calcext:value-type="float">
            <text:p>0,0421603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8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89]" office:value-type="float" office:value="0.299999999999997" calcext:value-type="float">
            <text:p>0,3</text:p>
          </table:table-cell>
          <table:table-cell office:value-type="float" office:value="8250.2" calcext:value-type="float">
            <text:p>8250,2</text:p>
          </table:table-cell>
          <table:table-cell office:value-type="float" office:value="12558.6" calcext:value-type="float">
            <text:p>12558,6</text:p>
          </table:table-cell>
          <table:table-cell office:value-type="float" office:value="38.4" calcext:value-type="float">
            <text:p>38,4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180.7218551" calcext:value-type="float">
            <text:p>180,7218551</text:p>
          </table:table-cell>
          <table:table-cell office:value-type="float" office:value="16.55781579" calcext:value-type="float">
            <text:p>16,55781579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" calcext:value-type="float">
            <text:p>99,7</text:p>
          </table:table-cell>
          <table:table-cell table:formula="of:=100-[.B90]" office:value-type="float" office:value="0.299999999999997" calcext:value-type="float">
            <text:p>0,3</text:p>
          </table:table-cell>
          <table:table-cell office:value-type="float" office:value="8744.8" calcext:value-type="float">
            <text:p>8744,8</text:p>
          </table:table-cell>
          <table:table-cell office:value-type="float" office:value="12559.8" calcext:value-type="float">
            <text:p>12559,8</text:p>
          </table:table-cell>
          <table:table-cell office:value-type="float" office:value="37.2" calcext:value-type="float">
            <text:p>37,2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163.1946206" calcext:value-type="float">
            <text:p>163,1946206</text:p>
          </table:table-cell>
          <table:table-cell office:value-type="float" office:value="14.08767819" calcext:value-type="float">
            <text:p>14,08767819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91]" office:value-type="float" office:value="0.310000000000002" calcext:value-type="float">
            <text:p>0,31</text:p>
          </table:table-cell>
          <table:table-cell office:value-type="float" office:value="8277.6" calcext:value-type="float">
            <text:p>8277,6</text:p>
          </table:table-cell>
          <table:table-cell office:value-type="float" office:value="12558.4" calcext:value-type="float">
            <text:p>12558,4</text:p>
          </table:table-cell>
          <table:table-cell office:value-type="float" office:value="38.6" calcext:value-type="float">
            <text:p>38,6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162.22837" calcext:value-type="float">
            <text:p>162,22837</text:p>
          </table:table-cell>
          <table:table-cell office:value-type="float" office:value="14.27809873" calcext:value-type="float">
            <text:p>14,27809873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69" calcext:value-type="float">
            <text:p>99,69</text:p>
          </table:table-cell>
          <table:table-cell table:formula="of:=100-[.B92]" office:value-type="float" office:value="0.310000000000002" calcext:value-type="float">
            <text:p>0,31</text:p>
          </table:table-cell>
          <table:table-cell office:value-type="float" office:value="8751.2" calcext:value-type="float">
            <text:p>8751,2</text:p>
          </table:table-cell>
          <table:table-cell office:value-type="float" office:value="12558.3" calcext:value-type="float">
            <text:p>12558,3</text:p>
          </table:table-cell>
          <table:table-cell office:value-type="float" office:value="38.7" calcext:value-type="float">
            <text:p>38,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63.3403363" calcext:value-type="float">
            <text:p>263,3403363</text:p>
          </table:table-cell>
          <table:table-cell office:value-type="float" office:value="17.60419717" calcext:value-type="float">
            <text:p>17,60419717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93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94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9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9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9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88:.B97])" office:value-type="float" office:value="99.695" calcext:value-type="float">
            <text:p>99,695</text:p>
          </table:table-cell>
          <table:table-cell table:formula="of:=AVERAGE([.C88:.C97])" office:value-type="float" office:value="60.122" calcext:value-type="float">
            <text:p>60,122</text:p>
          </table:table-cell>
          <table:table-cell table:formula="of:=AVERAGE([.D88:.D97])" office:value-type="float" office:value="8505.95" calcext:value-type="float">
            <text:p>8505,95</text:p>
          </table:table-cell>
          <table:table-cell table:formula="of:=AVERAGE([.E88:.E97])" office:value-type="float" office:value="12558.775" calcext:value-type="float">
            <text:p>12558,775</text:p>
          </table:table-cell>
          <table:table-cell table:formula="of:=AVERAGE([.F88:.F97])" office:value-type="float" office:value="38.225" calcext:value-type="float">
            <text:p>38,225</text:p>
          </table:table-cell>
          <table:table-cell table:formula="of:=AVERAGE([.G88:.G97])" office:value-type="float" office:value="99.6825" calcext:value-type="float">
            <text:p>99,6825</text:p>
          </table:table-cell>
          <table:table-cell table:formula="of:=AVERAGE([.H88:.H97])" office:value-type="float" office:value="99.7125" calcext:value-type="float">
            <text:p>99,7125</text:p>
          </table:table-cell>
          <table:table-cell table:formula="of:=AVERAGE([.I88:.I97])" office:value-type="float" office:value="192.3712955" calcext:value-type="float">
            <text:p>192,3712955</text:p>
          </table:table-cell>
          <table:table-cell table:formula="of:=AVERAGE([.J88:.J97])" office:value-type="float" office:value="15.63194747" calcext:value-type="float">
            <text:p>15,63194747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88:.B97])" office:value-type="float" office:value="0.00500000000000256" calcext:value-type="float">
            <text:p>0,005</text:p>
          </table:table-cell>
          <table:table-cell table:formula="of:=COM.MICROSOFT.STDEV.P([.C88:.C97])" office:value-type="float" office:value="48.8403760837281" calcext:value-type="float">
            <text:p>48,8403760837</text:p>
          </table:table-cell>
          <table:table-cell table:formula="of:=COM.MICROSOFT.STDEV.P([.D88:.D97])" office:value-type="float" office:value="242.254344646283" calcext:value-type="float">
            <text:p>242,2543446463</text:p>
          </table:table-cell>
          <table:table-cell table:formula="of:=COM.MICROSOFT.STDEV.P([.E88:.E97])" office:value-type="float" office:value="0.601560470775662" calcext:value-type="float">
            <text:p>0,6015604708</text:p>
          </table:table-cell>
          <table:table-cell table:formula="of:=COM.MICROSOFT.STDEV.P([.F88:.F97])" office:value-type="float" office:value="0.601560470775798" calcext:value-type="float">
            <text:p>0,6015604708</text:p>
          </table:table-cell>
          <table:table-cell table:formula="of:=COM.MICROSOFT.STDEV.P([.G88:.G97])" office:value-type="float" office:value="0.00829156197588631" calcext:value-type="float">
            <text:p>0,008291562</text:p>
          </table:table-cell>
          <table:table-cell table:formula="of:=COM.MICROSOFT.STDEV.P([.H88:.H97])" office:value-type="float" office:value="0.00829156197588739" calcext:value-type="float">
            <text:p>0,008291562</text:p>
          </table:table-cell>
          <table:table-cell table:formula="of:=COM.MICROSOFT.STDEV.P([.I88:.I97])" office:value-type="float" office:value="41.6298826854702" calcext:value-type="float">
            <text:p>41,6298826855</text:p>
          </table:table-cell>
          <table:table-cell table:formula="of:=COM.MICROSOFT.STDEV.P([.J88:.J97])" office:value-type="float" office:value="1.49705335952672" calcext:value-type="float">
            <text:p>1,497053359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10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3.27" calcext:value-type="float">
            <text:p>93,27</text:p>
          </table:table-cell>
          <table:table-cell table:formula="of:=100-[.B106]" office:value-type="float" office:value="6.73" calcext:value-type="float">
            <text:p>6,73</text:p>
          </table:table-cell>
          <table:table-cell/>
          <table:table-cell office:value-type="float" office:value="11749" calcext:value-type="float">
            <text:p>11749</text:p>
          </table:table-cell>
          <table:table-cell office:value-type="float" office:value="848" calcext:value-type="float">
            <text:p>848</text:p>
          </table:table-cell>
          <table:table-cell office:value-type="float" office:value="86.99" calcext:value-type="float">
            <text:p>86,99</text:p>
          </table:table-cell>
          <table:table-cell office:value-type="float" office:value="98.74" calcext:value-type="float">
            <text:p>98,74</text:p>
          </table:table-cell>
          <table:table-cell office:value-type="float" office:value="197.9992579" calcext:value-type="float">
            <text:p>197,9992579</text:p>
          </table:table-cell>
          <table:table-cell office:value-type="float" office:value="0.199168015" calcext:value-type="float">
            <text:p>0,199168015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09" calcext:value-type="float">
            <text:p>97,09</text:p>
          </table:table-cell>
          <table:table-cell table:formula="of:=100-[.B107]" office:value-type="float" office:value="2.91" calcext:value-type="float">
            <text:p>2,91</text:p>
          </table:table-cell>
          <table:table-cell/>
          <table:table-cell office:value-type="float" office:value="12230.7" calcext:value-type="float">
            <text:p>12230,7</text:p>
          </table:table-cell>
          <table:table-cell office:value-type="float" office:value="366.3" calcext:value-type="float">
            <text:p>366,3</text:p>
          </table:table-cell>
          <table:table-cell office:value-type="float" office:value="96.66" calcext:value-type="float">
            <text:p>96,66</text:p>
          </table:table-cell>
          <table:table-cell office:value-type="float" office:value="97.47" calcext:value-type="float">
            <text:p>97,47</text:p>
          </table:table-cell>
          <table:table-cell office:value-type="float" office:value="250.3085682" calcext:value-type="float">
            <text:p>250,3085682</text:p>
          </table:table-cell>
          <table:table-cell office:value-type="float" office:value="0.198815584" calcext:value-type="float">
            <text:p>0,198815584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89" calcext:value-type="float">
            <text:p>97,89</text:p>
          </table:table-cell>
          <table:table-cell table:formula="of:=100-[.B108]" office:value-type="float" office:value="2.11" calcext:value-type="float">
            <text:p>2,11</text:p>
          </table:table-cell>
          <table:table-cell/>
          <table:table-cell office:value-type="float" office:value="12331.3" calcext:value-type="float">
            <text:p>12331,3</text:p>
          </table:table-cell>
          <table:table-cell office:value-type="float" office:value="265.7" calcext:value-type="float">
            <text:p>265,7</text:p>
          </table:table-cell>
          <table:table-cell office:value-type="float" office:value="96.55" calcext:value-type="float">
            <text:p>96,55</text:p>
          </table:table-cell>
          <table:table-cell office:value-type="float" office:value="99.06" calcext:value-type="float">
            <text:p>99,06</text:p>
          </table:table-cell>
          <table:table-cell office:value-type="float" office:value="169.3303185" calcext:value-type="float">
            <text:p>169,3303185</text:p>
          </table:table-cell>
          <table:table-cell office:value-type="float" office:value="0.147520304" calcext:value-type="float">
            <text:p>0,14752030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8.03" calcext:value-type="float">
            <text:p>98,03</text:p>
          </table:table-cell>
          <table:table-cell table:formula="of:=100-[.B109]" office:value-type="float" office:value="1.97" calcext:value-type="float">
            <text:p>1,97</text:p>
          </table:table-cell>
          <table:table-cell/>
          <table:table-cell office:value-type="float" office:value="12349.4" calcext:value-type="float">
            <text:p>12349,4</text:p>
          </table:table-cell>
          <table:table-cell office:value-type="float" office:value="247.6" calcext:value-type="float">
            <text:p>247,6</text:p>
          </table:table-cell>
          <table:table-cell office:value-type="float" office:value="96.53" calcext:value-type="float">
            <text:p>96,53</text:p>
          </table:table-cell>
          <table:table-cell office:value-type="float" office:value="99.34" calcext:value-type="float">
            <text:p>99,34</text:p>
          </table:table-cell>
          <table:table-cell office:value-type="float" office:value="198.1811939" calcext:value-type="float">
            <text:p>198,1811939</text:p>
          </table:table-cell>
          <table:table-cell office:value-type="float" office:value="0.148431015" calcext:value-type="float">
            <text:p>0,148431015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110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111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11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113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114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05:.B114])" office:value-type="float" office:value="96.57" calcext:value-type="float">
            <text:p>96,57</text:p>
          </table:table-cell>
          <table:table-cell table:formula="of:=AVERAGE([.C105:.C114])" office:value-type="float" office:value="61.372" calcext:value-type="float">
            <text:p>61,372</text:p>
          </table:table-cell>
          <table:table-cell table:formula="of:=AVERAGE([.D105:.D114])" office:value-type="string" office:string-value="" calcext:value-type="error">
            <text:p>#DIV/0!</text:p>
          </table:table-cell>
          <table:table-cell table:formula="of:=AVERAGE([.E105:.E114])" office:value-type="float" office:value="12165.1" calcext:value-type="float">
            <text:p>12165,1</text:p>
          </table:table-cell>
          <table:table-cell table:formula="of:=AVERAGE([.F105:.F114])" office:value-type="float" office:value="431.9" calcext:value-type="float">
            <text:p>431,9</text:p>
          </table:table-cell>
          <table:table-cell table:formula="of:=AVERAGE([.G105:.G114])" office:value-type="float" office:value="94.1825" calcext:value-type="float">
            <text:p>94,1825</text:p>
          </table:table-cell>
          <table:table-cell table:formula="of:=AVERAGE([.H105:.H114])" office:value-type="float" office:value="98.6525" calcext:value-type="float">
            <text:p>98,6525</text:p>
          </table:table-cell>
          <table:table-cell table:formula="of:=AVERAGE([.I105:.I114])" office:value-type="float" office:value="203.954834625" calcext:value-type="float">
            <text:p>203,954834625</text:p>
          </table:table-cell>
          <table:table-cell table:formula="of:=AVERAGE([.J105:.J114])" office:value-type="float" office:value="0.1734837295" calcext:value-type="float">
            <text:p>0,173483729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05:.B114])" office:value-type="float" office:value="1.9387109119206" calcext:value-type="float">
            <text:p>1,9387109119</text:p>
          </table:table-cell>
          <table:table-cell table:formula="of:=COM.MICROSOFT.STDEV.P([.C105:.C114])" office:value-type="float" office:value="47.325331652298" calcext:value-type="float">
            <text:p>47,3253316523</text:p>
          </table:table-cell>
          <table:table-cell table:formula="of:=COM.MICROSOFT.STDEV.P([.D105:.D114])" office:value-type="string" office:string-value="" calcext:value-type="error">
            <text:p>#DIV/0!</text:p>
          </table:table-cell>
          <table:table-cell table:formula="of:=COM.MICROSOFT.STDEV.P([.E105:.E114])" office:value-type="float" office:value="244.454239071447" calcext:value-type="float">
            <text:p>244,4542390714</text:p>
          </table:table-cell>
          <table:table-cell table:formula="of:=COM.MICROSOFT.STDEV.P([.F105:.F114])" office:value-type="float" office:value="244.454239071447" calcext:value-type="float">
            <text:p>244,4542390714</text:p>
          </table:table-cell>
          <table:table-cell table:formula="of:=COM.MICROSOFT.STDEV.P([.G105:.G114])" office:value-type="float" office:value="4.15288679715689" calcext:value-type="float">
            <text:p>4,1528867972</text:p>
          </table:table-cell>
          <table:table-cell table:formula="of:=COM.MICROSOFT.STDEV.P([.H105:.H114])" office:value-type="float" office:value="0.714960663253582" calcext:value-type="float">
            <text:p>0,7149606633</text:p>
          </table:table-cell>
          <table:table-cell table:formula="of:=COM.MICROSOFT.STDEV.P([.I105:.I114])" office:value-type="float" office:value="29.2246879991096" calcext:value-type="float">
            <text:p>29,2246879991</text:p>
          </table:table-cell>
          <table:table-cell table:formula="of:=COM.MICROSOFT.STDEV.P([.J105:.J114])" office:value-type="float" office:value="0.0255104064136934" calcext:value-type="float">
            <text:p>0,025510406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12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123]" office:value-type="float" office:value="0.299999999999997" calcext:value-type="float">
            <text:p>0,3</text:p>
          </table:table-cell>
          <table:table-cell/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0.011841154" calcext:value-type="float">
            <text:p>0,011841154</text:p>
          </table:table-cell>
          <table:table-cell office:value-type="float" office:value="20.92217736" calcext:value-type="float">
            <text:p>20,92217736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69" calcext:value-type="float">
            <text:p>99,69</text:p>
          </table:table-cell>
          <table:table-cell table:formula="of:=100-[.B124]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9.69" calcext:value-type="float">
            <text:p>99,69</text:p>
          </table:table-cell>
          <table:table-cell office:value-type="float" office:value="0.011775303" calcext:value-type="float">
            <text:p>0,011775303</text:p>
          </table:table-cell>
          <table:table-cell office:value-type="float" office:value="20.8528337" calcext:value-type="float">
            <text:p>20,8528337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125]" office:value-type="float" office:value="0.310000000000002" calcext:value-type="float">
            <text:p>0,31</text:p>
          </table:table-cell>
          <table:table-cell/>
          <table:table-cell office:value-type="float" office:value="12557.6" calcext:value-type="float">
            <text:p>12557,6</text:p>
          </table:table-cell>
          <table:table-cell office:value-type="float" office:value="39.4" calcext:value-type="float">
            <text:p>39,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4704061" calcext:value-type="float">
            <text:p>0,014704061</text:p>
          </table:table-cell>
          <table:table-cell office:value-type="float" office:value="24.44883401" calcext:value-type="float">
            <text:p>24,44883401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126]" office:value-type="float" office:value="0.299999999999997" calcext:value-type="float">
            <text:p>0,3</text:p>
          </table:table-cell>
          <table:table-cell/>
          <table:table-cell office:value-type="float" office:value="12558.7" calcext:value-type="float">
            <text:p>12558,7</text:p>
          </table:table-cell>
          <table:table-cell office:value-type="float" office:value="38.3" calcext:value-type="float">
            <text:p>38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1733556" calcext:value-type="float">
            <text:p>0,011733556</text:p>
          </table:table-cell>
          <table:table-cell office:value-type="float" office:value="21.00040824" calcext:value-type="float">
            <text:p>21,00040824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12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12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129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130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131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22:.B131])" office:value-type="float" office:value="99.695" calcext:value-type="float">
            <text:p>99,695</text:p>
          </table:table-cell>
          <table:table-cell table:formula="of:=AVERAGE([.C122:.C131])" office:value-type="float" office:value="60.122" calcext:value-type="float">
            <text:p>60,122</text:p>
          </table:table-cell>
          <table:table-cell table:formula="of:=AVERAGE([.D122:.D131])" office:value-type="string" office:string-value="" calcext:value-type="error">
            <text:p>#DIV/0!</text:p>
          </table:table-cell>
          <table:table-cell table:formula="of:=AVERAGE([.E122:.E131])" office:value-type="float" office:value="12558.425" calcext:value-type="float">
            <text:p>12558,425</text:p>
          </table:table-cell>
          <table:table-cell table:formula="of:=AVERAGE([.F122:.F131])" office:value-type="float" office:value="38.575" calcext:value-type="float">
            <text:p>38,575</text:p>
          </table:table-cell>
          <table:table-cell table:formula="of:=AVERAGE([.G122:.G131])" office:value-type="float" office:value="99.68" calcext:value-type="float">
            <text:p>99,68</text:p>
          </table:table-cell>
          <table:table-cell table:formula="of:=AVERAGE([.H122:.H131])" office:value-type="float" office:value="99.7" calcext:value-type="float">
            <text:p>99,7</text:p>
          </table:table-cell>
          <table:table-cell table:formula="of:=AVERAGE([.I122:.I131])" office:value-type="float" office:value="0.0125135185" calcext:value-type="float">
            <text:p>0,0125135185</text:p>
          </table:table-cell>
          <table:table-cell table:formula="of:=AVERAGE([.J122:.J131])" office:value-type="float" office:value="21.8060633275" calcext:value-type="float">
            <text:p>21,806063327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22:.B131])" office:value-type="float" office:value="0.00500000000000256" calcext:value-type="float">
            <text:p>0,005</text:p>
          </table:table-cell>
          <table:table-cell table:formula="of:=COM.MICROSOFT.STDEV.P([.C122:.C131])" office:value-type="float" office:value="48.8403760837281" calcext:value-type="float">
            <text:p>48,8403760837</text:p>
          </table:table-cell>
          <table:table-cell table:formula="of:=COM.MICROSOFT.STDEV.P([.D122:.D131])" office:value-type="string" office:string-value="" calcext:value-type="error">
            <text:p>#DIV/0!</text:p>
          </table:table-cell>
          <table:table-cell table:formula="of:=COM.MICROSOFT.STDEV.P([.E122:.E131])" office:value-type="float" office:value="0.686931583201539" calcext:value-type="float">
            <text:p>0,6869315832</text:p>
          </table:table-cell>
          <table:table-cell table:formula="of:=COM.MICROSOFT.STDEV.P([.F122:.F131])" office:value-type="float" office:value="0.686931583201704" calcext:value-type="float">
            <text:p>0,6869315832</text:p>
          </table:table-cell>
          <table:table-cell table:formula="of:=COM.MICROSOFT.STDEV.P([.G122:.G131])" office:value-type="float" office:value="0.00999999999999801" calcext:value-type="float">
            <text:p>0,01</text:p>
          </table:table-cell>
          <table:table-cell table:formula="of:=COM.MICROSOFT.STDEV.P([.H122:.H131])" office:value-type="float" office:value="0.00707106781186407" calcext:value-type="float">
            <text:p>0,0070710678</text:p>
          </table:table-cell>
          <table:table-cell table:formula="of:=COM.MICROSOFT.STDEV.P([.I122:.I131])" office:value-type="float" office:value="0.00126529187255481" calcext:value-type="float">
            <text:p>0,0012652919</text:p>
          </table:table-cell>
          <table:table-cell table:formula="of:=COM.MICROSOFT.STDEV.P([.J122:.J131])" office:value-type="float" office:value="1.52669726260508" calcext:value-type="float">
            <text:p>1,526697262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139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140]" office:value-type="float" office:value="0.299999999999997" calcext:value-type="float">
            <text:p>0,3</text:p>
          </table:table-cell>
          <table:table-cell office:value-type="float" office:value="8228.7" calcext:value-type="float">
            <text:p>8228,7</text:p>
          </table:table-cell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162.0603646" calcext:value-type="float">
            <text:p>162,0603646</text:p>
          </table:table-cell>
          <table:table-cell office:value-type="float" office:value="13.67401321" calcext:value-type="float">
            <text:p>13,67401321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69" calcext:value-type="float">
            <text:p>99,69</text:p>
          </table:table-cell>
          <table:table-cell table:formula="of:=100-[.B141]" office:value-type="float" office:value="0.310000000000002" calcext:value-type="float">
            <text:p>0,31</text:p>
          </table:table-cell>
          <table:table-cell office:value-type="float" office:value="8333.9" calcext:value-type="float">
            <text:p>8333,9</text:p>
          </table:table-cell>
          <table:table-cell office:value-type="float" office:value="12558.3" calcext:value-type="float">
            <text:p>12558,3</text:p>
          </table:table-cell>
          <table:table-cell office:value-type="float" office:value="38.7" calcext:value-type="float">
            <text:p>38,7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217.1635548" calcext:value-type="float">
            <text:p>217,1635548</text:p>
          </table:table-cell>
          <table:table-cell office:value-type="float" office:value="16.27829168" calcext:value-type="float">
            <text:p>16,27829168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8" calcext:value-type="float">
            <text:p>99,68</text:p>
          </table:table-cell>
          <table:table-cell table:formula="of:=100-[.B142]" office:value-type="float" office:value="0.319999999999993" calcext:value-type="float">
            <text:p>0,32</text:p>
          </table:table-cell>
          <table:table-cell office:value-type="float" office:value="8315.4" calcext:value-type="float">
            <text:p>8315,4</text:p>
          </table:table-cell>
          <table:table-cell office:value-type="float" office:value="12556.7" calcext:value-type="float">
            <text:p>12556,7</text:p>
          </table:table-cell>
          <table:table-cell office:value-type="float" office:value="40.3" calcext:value-type="float">
            <text:p>40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9" calcext:value-type="float">
            <text:p>99,69</text:p>
          </table:table-cell>
          <table:table-cell office:value-type="float" office:value="238.9483932" calcext:value-type="float">
            <text:p>238,9483932</text:p>
          </table:table-cell>
          <table:table-cell office:value-type="float" office:value="16.17627134" calcext:value-type="float">
            <text:p>16,1762713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143]" office:value-type="float" office:value="0.299999999999997" calcext:value-type="float">
            <text:p>0,3</text:p>
          </table:table-cell>
          <table:table-cell office:value-type="float" office:value="8289.3" calcext:value-type="float">
            <text:p>8289,3</text:p>
          </table:table-cell>
          <table:table-cell office:value-type="float" office:value="12558.6" calcext:value-type="float">
            <text:p>12558,6</text:p>
          </table:table-cell>
          <table:table-cell office:value-type="float" office:value="38.4" calcext:value-type="float">
            <text:p>38,4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51.1261272" calcext:value-type="float">
            <text:p>251,1261272</text:p>
          </table:table-cell>
          <table:table-cell office:value-type="float" office:value="16.15967157" calcext:value-type="float">
            <text:p>16,15967157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144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14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14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14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14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39:.B148])" office:value-type="float" office:value="99.6925" calcext:value-type="float">
            <text:p>99,6925</text:p>
          </table:table-cell>
          <table:table-cell table:formula="of:=AVERAGE([.C139:.C148])" office:value-type="float" office:value="60.123" calcext:value-type="float">
            <text:p>60,123</text:p>
          </table:table-cell>
          <table:table-cell table:formula="of:=AVERAGE([.D139:.D148])" office:value-type="float" office:value="8291.825" calcext:value-type="float">
            <text:p>8291,825</text:p>
          </table:table-cell>
          <table:table-cell table:formula="of:=AVERAGE([.E139:.E148])" office:value-type="float" office:value="12558.2" calcext:value-type="float">
            <text:p>12558,2</text:p>
          </table:table-cell>
          <table:table-cell table:formula="of:=AVERAGE([.F139:.F148])" office:value-type="float" office:value="38.8" calcext:value-type="float">
            <text:p>38,8</text:p>
          </table:table-cell>
          <table:table-cell table:formula="of:=AVERAGE([.G139:.G148])" office:value-type="float" office:value="99.69" calcext:value-type="float">
            <text:p>99,69</text:p>
          </table:table-cell>
          <table:table-cell table:formula="of:=AVERAGE([.H139:.H148])" office:value-type="float" office:value="99.695" calcext:value-type="float">
            <text:p>99,695</text:p>
          </table:table-cell>
          <table:table-cell table:formula="of:=AVERAGE([.I139:.I148])" office:value-type="float" office:value="217.32460995" calcext:value-type="float">
            <text:p>217,32460995</text:p>
          </table:table-cell>
          <table:table-cell table:formula="of:=AVERAGE([.J139:.J148])" office:value-type="float" office:value="15.57206195" calcext:value-type="float">
            <text:p>15,5720619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39:.B148])" office:value-type="float" office:value="0.00829156197588739" calcext:value-type="float">
            <text:p>0,008291562</text:p>
          </table:table-cell>
          <table:table-cell table:formula="of:=COM.MICROSOFT.STDEV.P([.C139:.C148])" office:value-type="float" office:value="48.8391515180188" calcext:value-type="float">
            <text:p>48,839151518</text:p>
          </table:table-cell>
          <table:table-cell table:formula="of:=COM.MICROSOFT.STDEV.P([.D139:.D148])" office:value-type="float" office:value="39.7404941463989" calcext:value-type="float">
            <text:p>39,7404941464</text:p>
          </table:table-cell>
          <table:table-cell table:formula="of:=COM.MICROSOFT.STDEV.P([.E139:.E148])" office:value-type="float" office:value="0.924662100445268" calcext:value-type="float">
            <text:p>0,9246621004</text:p>
          </table:table-cell>
          <table:table-cell table:formula="of:=COM.MICROSOFT.STDEV.P([.F139:.F148])" office:value-type="float" office:value="0.924662100445346" calcext:value-type="float">
            <text:p>0,9246621004</text:p>
          </table:table-cell>
          <table:table-cell table:formula="of:=COM.MICROSOFT.STDEV.P([.G139:.G148])" office:value-type="float" office:value="0.0122474487139164" calcext:value-type="float">
            <text:p>0,0122474487</text:p>
          </table:table-cell>
          <table:table-cell table:formula="of:=COM.MICROSOFT.STDEV.P([.H139:.H148])" office:value-type="float" office:value="0.00500000000000256" calcext:value-type="float">
            <text:p>0,005</text:p>
          </table:table-cell>
          <table:table-cell table:formula="of:=COM.MICROSOFT.STDEV.P([.I139:.I148])" office:value-type="float" office:value="34.1478159012819" calcext:value-type="float">
            <text:p>34,1478159013</text:p>
          </table:table-cell>
          <table:table-cell table:formula="of:=COM.MICROSOFT.STDEV.P([.J139:.J148])" office:value-type="float" office:value="1.09677977545998" calcext:value-type="float">
            <text:p>1,096779775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15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/>
          <table:table-cell table:formula="of:=100-[.B15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1.47" calcext:value-type="float">
            <text:p>91,47</text:p>
          </table:table-cell>
          <table:table-cell table:formula="of:=100-[.B158]" office:value-type="float" office:value="8.53" calcext:value-type="float">
            <text:p>8,53</text:p>
          </table:table-cell>
          <table:table-cell/>
          <table:table-cell office:value-type="float" office:value="11522" calcext:value-type="float">
            <text:p>11522</text:p>
          </table:table-cell>
          <table:table-cell office:value-type="float" office:value="1075" calcext:value-type="float">
            <text:p>1075</text:p>
          </table:table-cell>
          <table:table-cell office:value-type="float" office:value="82.05" calcext:value-type="float">
            <text:p>82,05</text:p>
          </table:table-cell>
          <table:table-cell office:value-type="float" office:value="99.67" calcext:value-type="float">
            <text:p>99,67</text:p>
          </table:table-cell>
          <table:table-cell office:value-type="float" office:value="142.5360034" calcext:value-type="float">
            <text:p>142,5360034</text:p>
          </table:table-cell>
          <table:table-cell office:value-type="float" office:value="0.146544933" calcext:value-type="float">
            <text:p>0,146544933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87.17" calcext:value-type="float">
            <text:p>87,17</text:p>
          </table:table-cell>
          <table:table-cell table:formula="of:=100-[.B159]" office:value-type="float" office:value="12.83" calcext:value-type="float">
            <text:p>12,83</text:p>
          </table:table-cell>
          <table:table-cell/>
          <table:table-cell office:value-type="float" office:value="10980.5" calcext:value-type="float">
            <text:p>10980,5</text:p>
          </table:table-cell>
          <table:table-cell office:value-type="float" office:value="1616.5" calcext:value-type="float">
            <text:p>1616,5</text:p>
          </table:table-cell>
          <table:table-cell office:value-type="float" office:value="72.8" calcext:value-type="float">
            <text:p>72,8</text:p>
          </table:table-cell>
          <table:table-cell office:value-type="float" office:value="99.67" calcext:value-type="float">
            <text:p>99,67</text:p>
          </table:table-cell>
          <table:table-cell office:value-type="float" office:value="146.8635737" calcext:value-type="float">
            <text:p>146,8635737</text:p>
          </table:table-cell>
          <table:table-cell office:value-type="float" office:value="0.196586514" calcext:value-type="float">
            <text:p>0,19658651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82.99" calcext:value-type="float">
            <text:p>82,99</text:p>
          </table:table-cell>
          <table:table-cell table:formula="of:=100-[.B160]" office:value-type="float" office:value="17.01" calcext:value-type="float">
            <text:p>17,01</text:p>
          </table:table-cell>
          <table:table-cell/>
          <table:table-cell office:value-type="float" office:value="10454.1" calcext:value-type="float">
            <text:p>10454,1</text:p>
          </table:table-cell>
          <table:table-cell office:value-type="float" office:value="2142.9" calcext:value-type="float">
            <text:p>2142,9</text:p>
          </table:table-cell>
          <table:table-cell office:value-type="float" office:value="63.72" calcext:value-type="float">
            <text:p>63,72</text:p>
          </table:table-cell>
          <table:table-cell office:value-type="float" office:value="99.76" calcext:value-type="float">
            <text:p>99,76</text:p>
          </table:table-cell>
          <table:table-cell office:value-type="float" office:value="140.4786421" calcext:value-type="float">
            <text:p>140,4786421</text:p>
          </table:table-cell>
          <table:table-cell office:value-type="float" office:value="0.196738839" calcext:value-type="float">
            <text:p>0,196738839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161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16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163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164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16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56:.B165])" office:value-type="float" office:value="87.21" calcext:value-type="float">
            <text:p>87,21</text:p>
          </table:table-cell>
          <table:table-cell table:formula="of:=AVERAGE([.C156:.C165])" office:value-type="float" office:value="73.837" calcext:value-type="float">
            <text:p>73,837</text:p>
          </table:table-cell>
          <table:table-cell table:formula="of:=AVERAGE([.D156:.D165])" office:value-type="string" office:string-value="" calcext:value-type="error">
            <text:p>#DIV/0!</text:p>
          </table:table-cell>
          <table:table-cell table:formula="of:=AVERAGE([.E156:.E165])" office:value-type="float" office:value="10985.5333333333" calcext:value-type="float">
            <text:p>10985,5333333333</text:p>
          </table:table-cell>
          <table:table-cell table:formula="of:=AVERAGE([.F156:.F165])" office:value-type="float" office:value="1611.46666666667" calcext:value-type="float">
            <text:p>1611,4666666667</text:p>
          </table:table-cell>
          <table:table-cell table:formula="of:=AVERAGE([.G156:.G165])" office:value-type="float" office:value="72.8566666666667" calcext:value-type="float">
            <text:p>72,8566666667</text:p>
          </table:table-cell>
          <table:table-cell table:formula="of:=AVERAGE([.H156:.H165])" office:value-type="float" office:value="99.7" calcext:value-type="float">
            <text:p>99,7</text:p>
          </table:table-cell>
          <table:table-cell table:formula="of:=AVERAGE([.I156:.I165])" office:value-type="float" office:value="143.292739733333" calcext:value-type="float">
            <text:p>143,2927397333</text:p>
          </table:table-cell>
          <table:table-cell table:formula="of:=AVERAGE([.J156:.J165])" office:value-type="float" office:value="0.179956762" calcext:value-type="float">
            <text:p>0,179956762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56:.B165])" office:value-type="float" office:value="3.46206104317452" calcext:value-type="float">
            <text:p>3,4620610432</text:p>
          </table:table-cell>
          <table:table-cell table:formula="of:=COM.MICROSOFT.STDEV.P([.C156:.C165])" office:value-type="float" office:value="40.0096041095135" calcext:value-type="float">
            <text:p>40,0096041095</text:p>
          </table:table-cell>
          <table:table-cell table:formula="of:=COM.MICROSOFT.STDEV.P([.D156:.D165])" office:value-type="string" office:string-value="" calcext:value-type="error">
            <text:p>#DIV/0!</text:p>
          </table:table-cell>
          <table:table-cell table:formula="of:=COM.MICROSOFT.STDEV.P([.E156:.E165])" office:value-type="float" office:value="435.982876829915" calcext:value-type="float">
            <text:p>435,9828768299</text:p>
          </table:table-cell>
          <table:table-cell table:formula="of:=COM.MICROSOFT.STDEV.P([.F156:.F165])" office:value-type="float" office:value="435.982876829915" calcext:value-type="float">
            <text:p>435,9828768299</text:p>
          </table:table-cell>
          <table:table-cell table:formula="of:=COM.MICROSOFT.STDEV.P([.G156:.G165])" office:value-type="float" office:value="7.48329844089861" calcext:value-type="float">
            <text:p>7,4832984409</text:p>
          </table:table-cell>
          <table:table-cell table:formula="of:=COM.MICROSOFT.STDEV.P([.H156:.H165])" office:value-type="float" office:value="0.0424264068711945" calcext:value-type="float">
            <text:p>0,0424264069</text:p>
          </table:table-cell>
          <table:table-cell table:formula="of:=COM.MICROSOFT.STDEV.P([.I156:.I165])" office:value-type="float" office:value="2.66099295913007" calcext:value-type="float">
            <text:p>2,6609929591</text:p>
          </table:table-cell>
          <table:table-cell table:formula="of:=COM.MICROSOFT.STDEV.P([.J156:.J165])" office:value-type="float" office:value="0.023625812699536" calcext:value-type="float">
            <text:p>0,023625812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173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/>
          <table:table-cell table:formula="of:=100-[.B174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11" calcext:value-type="float">
            <text:p>97,11</text:p>
          </table:table-cell>
          <table:table-cell table:formula="of:=100-[.B175]" office:value-type="float" office:value="2.89" calcext:value-type="float">
            <text:p>2,89</text:p>
          </table:table-cell>
          <table:table-cell/>
          <table:table-cell office:value-type="float" office:value="12233" calcext:value-type="float">
            <text:p>12233</text:p>
          </table:table-cell>
          <table:table-cell office:value-type="float" office:value="364" calcext:value-type="float">
            <text:p>364</text:p>
          </table:table-cell>
          <table:table-cell office:value-type="float" office:value="98.78" calcext:value-type="float">
            <text:p>98,78</text:p>
          </table:table-cell>
          <table:table-cell office:value-type="float" office:value="95.66" calcext:value-type="float">
            <text:p>95,66</text:p>
          </table:table-cell>
          <table:table-cell office:value-type="float" office:value="0.01062479" calcext:value-type="float">
            <text:p>0,01062479</text:p>
          </table:table-cell>
          <table:table-cell office:value-type="float" office:value="19.94827929" calcext:value-type="float">
            <text:p>19,94827929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01" calcext:value-type="float">
            <text:p>97,01</text:p>
          </table:table-cell>
          <table:table-cell table:formula="of:=100-[.B176]" office:value-type="float" office:value="2.98999999999999" calcext:value-type="float">
            <text:p>2,99</text:p>
          </table:table-cell>
          <table:table-cell/>
          <table:table-cell office:value-type="float" office:value="12220.5" calcext:value-type="float">
            <text:p>12220,5</text:p>
          </table:table-cell>
          <table:table-cell office:value-type="float" office:value="376.5" calcext:value-type="float">
            <text:p>376,5</text:p>
          </table:table-cell>
          <table:table-cell office:value-type="float" office:value="98.94" calcext:value-type="float">
            <text:p>98,94</text:p>
          </table:table-cell>
          <table:table-cell office:value-type="float" office:value="95.33" calcext:value-type="float">
            <text:p>95,33</text:p>
          </table:table-cell>
          <table:table-cell office:value-type="float" office:value="0.010664988" calcext:value-type="float">
            <text:p>0,010664988</text:p>
          </table:table-cell>
          <table:table-cell office:value-type="float" office:value="19.92556109" calcext:value-type="float">
            <text:p>19,92556109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12" calcext:value-type="float">
            <text:p>97,12</text:p>
          </table:table-cell>
          <table:table-cell table:formula="of:=100-[.B177]" office:value-type="float" office:value="2.88" calcext:value-type="float">
            <text:p>2,88</text:p>
          </table:table-cell>
          <table:table-cell/>
          <table:table-cell office:value-type="float" office:value="12234" calcext:value-type="float">
            <text:p>12234</text:p>
          </table:table-cell>
          <table:table-cell office:value-type="float" office:value="363" calcext:value-type="float">
            <text:p>363</text:p>
          </table:table-cell>
          <table:table-cell office:value-type="float" office:value="98.75" calcext:value-type="float">
            <text:p>98,75</text:p>
          </table:table-cell>
          <table:table-cell office:value-type="float" office:value="95.7" calcext:value-type="float">
            <text:p>95,7</text:p>
          </table:table-cell>
          <table:table-cell office:value-type="float" office:value="0.010539579" calcext:value-type="float">
            <text:p>0,010539579</text:p>
          </table:table-cell>
          <table:table-cell office:value-type="float" office:value="19.89704852" calcext:value-type="float">
            <text:p>19,89704852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17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179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180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181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18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3:.B182])" office:value-type="float" office:value="97.08" calcext:value-type="float">
            <text:p>97,08</text:p>
          </table:table-cell>
          <table:table-cell table:formula="of:=AVERAGE([.C173:.C182])" office:value-type="float" office:value="70.876" calcext:value-type="float">
            <text:p>70,876</text:p>
          </table:table-cell>
          <table:table-cell table:formula="of:=AVERAGE([.D173:.D182])" office:value-type="string" office:string-value="" calcext:value-type="error">
            <text:p>#DIV/0!</text:p>
          </table:table-cell>
          <table:table-cell table:formula="of:=AVERAGE([.E173:.E182])" office:value-type="float" office:value="12229.1666666667" calcext:value-type="float">
            <text:p>12229,1666666667</text:p>
          </table:table-cell>
          <table:table-cell table:formula="of:=AVERAGE([.F173:.F182])" office:value-type="float" office:value="367.833333333333" calcext:value-type="float">
            <text:p>367,8333333333</text:p>
          </table:table-cell>
          <table:table-cell table:formula="of:=AVERAGE([.G173:.G182])" office:value-type="float" office:value="98.8233333333333" calcext:value-type="float">
            <text:p>98,8233333333</text:p>
          </table:table-cell>
          <table:table-cell table:formula="of:=AVERAGE([.H173:.H182])" office:value-type="float" office:value="95.5633333333333" calcext:value-type="float">
            <text:p>95,5633333333</text:p>
          </table:table-cell>
          <table:table-cell table:formula="of:=AVERAGE([.I173:.I182])" office:value-type="float" office:value="0.0106097856666667" calcext:value-type="float">
            <text:p>0,0106097857</text:p>
          </table:table-cell>
          <table:table-cell table:formula="of:=AVERAGE([.J173:.J182])" office:value-type="float" office:value="19.9236296333333" calcext:value-type="float">
            <text:p>19,9236296333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73:.B182])" office:value-type="float" office:value="0.0496655480858365" calcext:value-type="float">
            <text:p>0,0496655481</text:p>
          </table:table-cell>
          <table:table-cell table:formula="of:=COM.MICROSOFT.STDEV.P([.C173:.C182])" office:value-type="float" office:value="44.4876531635464" calcext:value-type="float">
            <text:p>44,4876531635</text:p>
          </table:table-cell>
          <table:table-cell table:formula="of:=COM.MICROSOFT.STDEV.P([.D173:.D182])" office:value-type="string" office:string-value="" calcext:value-type="error">
            <text:p>#DIV/0!</text:p>
          </table:table-cell>
          <table:table-cell table:formula="of:=COM.MICROSOFT.STDEV.P([.E173:.E182])" office:value-type="float" office:value="6.14184192422943" calcext:value-type="float">
            <text:p>6,1418419242</text:p>
          </table:table-cell>
          <table:table-cell table:formula="of:=COM.MICROSOFT.STDEV.P([.F173:.F182])" office:value-type="float" office:value="6.14184192422943" calcext:value-type="float">
            <text:p>6,1418419242</text:p>
          </table:table-cell>
          <table:table-cell table:formula="of:=COM.MICROSOFT.STDEV.P([.G173:.G182])" office:value-type="float" office:value="0.0833999733546441" calcext:value-type="float">
            <text:p>0,0833999734</text:p>
          </table:table-cell>
          <table:table-cell table:formula="of:=COM.MICROSOFT.STDEV.P([.H173:.H182])" office:value-type="float" office:value="0.165797734872613" calcext:value-type="float">
            <text:p>0,1657977349</text:p>
          </table:table-cell>
          <table:table-cell table:formula="of:=COM.MICROSOFT.STDEV.P([.I173:.I182])" office:value-type="float" office:value="0.0000522857650119886" calcext:value-type="float">
            <text:p>5,22857650119886E-05</text:p>
          </table:table-cell>
          <table:table-cell table:formula="of:=COM.MICROSOFT.STDEV.P([.J173:.J182])" office:value-type="float" office:value="0.0209594186042081" calcext:value-type="float">
            <text:p>0,020959418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190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/>
          <table:table-cell table:formula="of:=100-[.B191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53" calcext:value-type="float">
            <text:p>97,53</text:p>
          </table:table-cell>
          <table:table-cell table:formula="of:=100-[.B192]" office:value-type="float" office:value="2.47" calcext:value-type="float">
            <text:p>2,47</text:p>
          </table:table-cell>
          <table:table-cell office:value-type="float" office:value="8310.9" calcext:value-type="float">
            <text:p>8310,9</text:p>
          </table:table-cell>
          <table:table-cell office:value-type="float" office:value="12286" calcext:value-type="float">
            <text:p>12286</text:p>
          </table:table-cell>
          <table:table-cell office:value-type="float" office:value="311" calcext:value-type="float">
            <text:p>311</text:p>
          </table:table-cell>
          <table:table-cell office:value-type="float" office:value="99.77" calcext:value-type="float">
            <text:p>99,77</text:p>
          </table:table-cell>
          <table:table-cell office:value-type="float" office:value="95.58" calcext:value-type="float">
            <text:p>95,58</text:p>
          </table:table-cell>
          <table:table-cell office:value-type="float" office:value="168.4057785" calcext:value-type="float">
            <text:p>168,4057785</text:p>
          </table:table-cell>
          <table:table-cell office:value-type="float" office:value="15.58293133" calcext:value-type="float">
            <text:p>15,58293133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31" calcext:value-type="float">
            <text:p>99,31</text:p>
          </table:table-cell>
          <table:table-cell table:formula="of:=100-[.B193]" office:value-type="float" office:value="0.689999999999998" calcext:value-type="float">
            <text:p>0,69</text:p>
          </table:table-cell>
          <table:table-cell office:value-type="float" office:value="7743.6" calcext:value-type="float">
            <text:p>7743,6</text:p>
          </table:table-cell>
          <table:table-cell office:value-type="float" office:value="12258.2" calcext:value-type="float">
            <text:p>12258,2</text:p>
          </table:table-cell>
          <table:table-cell office:value-type="float" office:value="338.8" calcext:value-type="float">
            <text:p>338,8</text:p>
          </table:table-cell>
          <table:table-cell office:value-type="float" office:value="99.76" calcext:value-type="float">
            <text:p>99,76</text:p>
          </table:table-cell>
          <table:table-cell office:value-type="float" office:value="95.18" calcext:value-type="float">
            <text:p>95,18</text:p>
          </table:table-cell>
          <table:table-cell office:value-type="float" office:value="103.4672291" calcext:value-type="float">
            <text:p>103,4672291</text:p>
          </table:table-cell>
          <table:table-cell office:value-type="float" office:value="12.39585111" calcext:value-type="float">
            <text:p>12,39585111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37" calcext:value-type="float">
            <text:p>97,37</text:p>
          </table:table-cell>
          <table:table-cell table:formula="of:=100-[.B194]" office:value-type="float" office:value="2.63" calcext:value-type="float">
            <text:p>2,63</text:p>
          </table:table-cell>
          <table:table-cell office:value-type="float" office:value="9377.5" calcext:value-type="float">
            <text:p>9377,5</text:p>
          </table:table-cell>
          <table:table-cell office:value-type="float" office:value="12266.2" calcext:value-type="float">
            <text:p>12266,2</text:p>
          </table:table-cell>
          <table:table-cell office:value-type="float" office:value="330.8" calcext:value-type="float">
            <text:p>330,8</text:p>
          </table:table-cell>
          <table:table-cell office:value-type="float" office:value="99.38" calcext:value-type="float">
            <text:p>99,38</text:p>
          </table:table-cell>
          <table:table-cell office:value-type="float" office:value="95.63" calcext:value-type="float">
            <text:p>95,63</text:p>
          </table:table-cell>
          <table:table-cell office:value-type="float" office:value="115.1752452" calcext:value-type="float">
            <text:p>115,1752452</text:p>
          </table:table-cell>
          <table:table-cell office:value-type="float" office:value="14.11318569" calcext:value-type="float">
            <text:p>14,11318569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19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19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19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19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199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90:.B199])" office:value-type="float" office:value="98.07" calcext:value-type="float">
            <text:p>98,07</text:p>
          </table:table-cell>
          <table:table-cell table:formula="of:=AVERAGE([.C190:.C199])" office:value-type="float" office:value="70.579" calcext:value-type="float">
            <text:p>70,579</text:p>
          </table:table-cell>
          <table:table-cell table:formula="of:=AVERAGE([.D190:.D199])" office:value-type="float" office:value="8477.33333333333" calcext:value-type="float">
            <text:p>8477,3333333333</text:p>
          </table:table-cell>
          <table:table-cell table:formula="of:=AVERAGE([.E190:.E199])" office:value-type="float" office:value="12270.1333333333" calcext:value-type="float">
            <text:p>12270,1333333333</text:p>
          </table:table-cell>
          <table:table-cell table:formula="of:=AVERAGE([.F190:.F199])" office:value-type="float" office:value="326.866666666667" calcext:value-type="float">
            <text:p>326,8666666667</text:p>
          </table:table-cell>
          <table:table-cell table:formula="of:=AVERAGE([.G190:.G199])" office:value-type="float" office:value="99.6366666666667" calcext:value-type="float">
            <text:p>99,6366666667</text:p>
          </table:table-cell>
          <table:table-cell table:formula="of:=AVERAGE([.H190:.H199])" office:value-type="float" office:value="95.4633333333333" calcext:value-type="float">
            <text:p>95,4633333333</text:p>
          </table:table-cell>
          <table:table-cell table:formula="of:=AVERAGE([.I190:.I199])" office:value-type="float" office:value="129.016084266667" calcext:value-type="float">
            <text:p>129,0160842667</text:p>
          </table:table-cell>
          <table:table-cell table:formula="of:=AVERAGE([.J190:.J199])" office:value-type="float" office:value="14.0306560433333" calcext:value-type="float">
            <text:p>14,0306560433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90:.B199])" office:value-type="float" office:value="0.879242097869902" calcext:value-type="float">
            <text:p>0,8792420979</text:p>
          </table:table-cell>
          <table:table-cell table:formula="of:=COM.MICROSOFT.STDEV.P([.C190:.C199])" office:value-type="float" office:value="44.9439000199137" calcext:value-type="float">
            <text:p>44,9439000199</text:p>
          </table:table-cell>
          <table:table-cell table:formula="of:=COM.MICROSOFT.STDEV.P([.D190:.D199])" office:value-type="float" office:value="677.339079700034" calcext:value-type="float">
            <text:p>677,3390797</text:p>
          </table:table-cell>
          <table:table-cell table:formula="of:=COM.MICROSOFT.STDEV.P([.E190:.E199])" office:value-type="float" office:value="11.6851282501398" calcext:value-type="float">
            <text:p>11,6851282501</text:p>
          </table:table-cell>
          <table:table-cell table:formula="of:=COM.MICROSOFT.STDEV.P([.F190:.F199])" office:value-type="float" office:value="11.6851282501401" calcext:value-type="float">
            <text:p>11,6851282501</text:p>
          </table:table-cell>
          <table:table-cell table:formula="of:=COM.MICROSOFT.STDEV.P([.G190:.G199])" office:value-type="float" office:value="0.181536650722537" calcext:value-type="float">
            <text:p>0,1815366507</text:p>
          </table:table-cell>
          <table:table-cell table:formula="of:=COM.MICROSOFT.STDEV.P([.H190:.H199])" office:value-type="float" office:value="0.201384099559905" calcext:value-type="float">
            <text:p>0,2013840996</text:p>
          </table:table-cell>
          <table:table-cell table:formula="of:=COM.MICROSOFT.STDEV.P([.I190:.I199])" office:value-type="float" office:value="28.259870477364" calcext:value-type="float">
            <text:p>28,2598704774</text:p>
          </table:table-cell>
          <table:table-cell table:formula="of:=COM.MICROSOFT.STDEV.P([.J190:.J199])" office:value-type="float" office:value="1.30242810143542" calcext:value-type="float">
            <text:p>1,302428101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20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36" calcext:value-type="float">
            <text:p>94,36</text:p>
          </table:table-cell>
          <table:table-cell table:formula="of:=100-[.B208]" office:value-type="float" office:value="5.64" calcext:value-type="float">
            <text:p>5,64</text:p>
          </table:table-cell>
          <table:table-cell/>
          <table:table-cell office:value-type="float" office:value="11886.8" calcext:value-type="float">
            <text:p>11886,8</text:p>
          </table:table-cell>
          <table:table-cell office:value-type="float" office:value="710.2" calcext:value-type="float">
            <text:p>710,2</text:p>
          </table:table-cell>
          <table:table-cell office:value-type="float" office:value="90.14" calcext:value-type="float">
            <text:p>90,14</text:p>
          </table:table-cell>
          <table:table-cell office:value-type="float" office:value="98.04" calcext:value-type="float">
            <text:p>98,04</text:p>
          </table:table-cell>
          <table:table-cell office:value-type="float" office:value="157.975425" calcext:value-type="float">
            <text:p>157,975425</text:p>
          </table:table-cell>
          <table:table-cell office:value-type="float" office:value="0.194418716" calcext:value-type="float">
            <text:p>0,194418716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0.24" calcext:value-type="float">
            <text:p>90,24</text:p>
          </table:table-cell>
          <table:table-cell table:formula="of:=100-[.B209]" office:value-type="float" office:value="9.76000000000001" calcext:value-type="float">
            <text:p>9,76</text:p>
          </table:table-cell>
          <table:table-cell/>
          <table:table-cell office:value-type="float" office:value="11367.2" calcext:value-type="float">
            <text:p>11367,2</text:p>
          </table:table-cell>
          <table:table-cell office:value-type="float" office:value="1229.8" calcext:value-type="float">
            <text:p>1229,8</text:p>
          </table:table-cell>
          <table:table-cell office:value-type="float" office:value="81.12" calcext:value-type="float">
            <text:p>81,12</text:p>
          </table:table-cell>
          <table:table-cell office:value-type="float" office:value="98.18" calcext:value-type="float">
            <text:p>98,18</text:p>
          </table:table-cell>
          <table:table-cell office:value-type="float" office:value="103.4582245" calcext:value-type="float">
            <text:p>103,4582245</text:p>
          </table:table-cell>
          <table:table-cell office:value-type="float" office:value="0.144905448" calcext:value-type="float">
            <text:p>0,144905448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4.22" calcext:value-type="float">
            <text:p>94,22</text:p>
          </table:table-cell>
          <table:table-cell table:formula="of:=100-[.B210]" office:value-type="float" office:value="5.78" calcext:value-type="float">
            <text:p>5,78</text:p>
          </table:table-cell>
          <table:table-cell/>
          <table:table-cell office:value-type="float" office:value="11869.4" calcext:value-type="float">
            <text:p>11869,4</text:p>
          </table:table-cell>
          <table:table-cell office:value-type="float" office:value="727.6" calcext:value-type="float">
            <text:p>727,6</text:p>
          </table:table-cell>
          <table:table-cell office:value-type="float" office:value="90.26" calcext:value-type="float">
            <text:p>90,26</text:p>
          </table:table-cell>
          <table:table-cell office:value-type="float" office:value="97.68" calcext:value-type="float">
            <text:p>97,68</text:p>
          </table:table-cell>
          <table:table-cell office:value-type="float" office:value="109.9401156" calcext:value-type="float">
            <text:p>109,9401156</text:p>
          </table:table-cell>
          <table:table-cell office:value-type="float" office:value="0.143414927" calcext:value-type="float">
            <text:p>0,143414927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0.65" calcext:value-type="float">
            <text:p>90,65</text:p>
          </table:table-cell>
          <table:table-cell table:formula="of:=100-[.B211]" office:value-type="float" office:value="9.34999999999999" calcext:value-type="float">
            <text:p>9,35</text:p>
          </table:table-cell>
          <table:table-cell/>
          <table:table-cell office:value-type="float" office:value="11419.6" calcext:value-type="float">
            <text:p>11419,6</text:p>
          </table:table-cell>
          <table:table-cell office:value-type="float" office:value="1177.4" calcext:value-type="float">
            <text:p>1177,4</text:p>
          </table:table-cell>
          <table:table-cell office:value-type="float" office:value="81.08" calcext:value-type="float">
            <text:p>81,08</text:p>
          </table:table-cell>
          <table:table-cell office:value-type="float" office:value="98.99" calcext:value-type="float">
            <text:p>98,99</text:p>
          </table:table-cell>
          <table:table-cell office:value-type="float" office:value="87.22317822" calcext:value-type="float">
            <text:p>87,22317822</text:p>
          </table:table-cell>
          <table:table-cell office:value-type="float" office:value="0.143543482" calcext:value-type="float">
            <text:p>0,143543482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21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213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214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21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21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07:.B216])" office:value-type="float" office:value="92.3675" calcext:value-type="float">
            <text:p>92,3675</text:p>
          </table:table-cell>
          <table:table-cell table:formula="of:=AVERAGE([.C207:.C216])" office:value-type="float" office:value="63.053" calcext:value-type="float">
            <text:p>63,053</text:p>
          </table:table-cell>
          <table:table-cell table:formula="of:=AVERAGE([.D207:.D216])" office:value-type="string" office:string-value="" calcext:value-type="error">
            <text:p>#DIV/0!</text:p>
          </table:table-cell>
          <table:table-cell table:formula="of:=AVERAGE([.E207:.E216])" office:value-type="float" office:value="11635.75" calcext:value-type="float">
            <text:p>11635,75</text:p>
          </table:table-cell>
          <table:table-cell table:formula="of:=AVERAGE([.F207:.F216])" office:value-type="float" office:value="961.25" calcext:value-type="float">
            <text:p>961,25</text:p>
          </table:table-cell>
          <table:table-cell table:formula="of:=AVERAGE([.G207:.G216])" office:value-type="float" office:value="85.65" calcext:value-type="float">
            <text:p>85,65</text:p>
          </table:table-cell>
          <table:table-cell table:formula="of:=AVERAGE([.H207:.H216])" office:value-type="float" office:value="98.2225" calcext:value-type="float">
            <text:p>98,2225</text:p>
          </table:table-cell>
          <table:table-cell table:formula="of:=AVERAGE([.I207:.I216])" office:value-type="float" office:value="114.64923583" calcext:value-type="float">
            <text:p>114,64923583</text:p>
          </table:table-cell>
          <table:table-cell table:formula="of:=AVERAGE([.J207:.J216])" office:value-type="float" office:value="0.15657064325" calcext:value-type="float">
            <text:p>0,1565706433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07:.B216])" office:value-type="float" office:value="1.92859242713436" calcext:value-type="float">
            <text:p>1,9285924271</text:p>
          </table:table-cell>
          <table:table-cell table:formula="of:=COM.MICROSOFT.STDEV.P([.C207:.C216])" office:value-type="float" office:value="45.2670851833868" calcext:value-type="float">
            <text:p>45,2670851834</text:p>
          </table:table-cell>
          <table:table-cell table:formula="of:=COM.MICROSOFT.STDEV.P([.D207:.D216])" office:value-type="string" office:string-value="" calcext:value-type="error">
            <text:p>#DIV/0!</text:p>
          </table:table-cell>
          <table:table-cell table:formula="of:=COM.MICROSOFT.STDEV.P([.E207:.E216])" office:value-type="float" office:value="243.134916250216" calcext:value-type="float">
            <text:p>243,1349162502</text:p>
          </table:table-cell>
          <table:table-cell table:formula="of:=COM.MICROSOFT.STDEV.P([.F207:.F216])" office:value-type="float" office:value="243.134916250217" calcext:value-type="float">
            <text:p>243,1349162502</text:p>
          </table:table-cell>
          <table:table-cell table:formula="of:=COM.MICROSOFT.STDEV.P([.G207:.G216])" office:value-type="float" office:value="4.55021977491198" calcext:value-type="float">
            <text:p>4,5502197749</text:p>
          </table:table-cell>
          <table:table-cell table:formula="of:=COM.MICROSOFT.STDEV.P([.H207:.H216])" office:value-type="float" office:value="0.479185506875986" calcext:value-type="float">
            <text:p>0,4791855069</text:p>
          </table:table-cell>
          <table:table-cell table:formula="of:=COM.MICROSOFT.STDEV.P([.I207:.I216])" office:value-type="float" office:value="26.3474944347202" calcext:value-type="float">
            <text:p>26,3474944347</text:p>
          </table:table-cell>
          <table:table-cell table:formula="of:=COM.MICROSOFT.STDEV.P([.J207:.J216])" office:value-type="float" office:value="0.0218593983871579" calcext:value-type="float">
            <text:p>0,021859398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224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07" calcext:value-type="float">
            <text:p>97,07</text:p>
          </table:table-cell>
          <table:table-cell table:formula="of:=100-[.B225]" office:value-type="float" office:value="2.93000000000001" calcext:value-type="float">
            <text:p>2,93</text:p>
          </table:table-cell>
          <table:table-cell/>
          <table:table-cell office:value-type="float" office:value="12228.1" calcext:value-type="float">
            <text:p>12228,1</text:p>
          </table:table-cell>
          <table:table-cell office:value-type="float" office:value="368.9" calcext:value-type="float">
            <text:p>368,9</text:p>
          </table:table-cell>
          <table:table-cell office:value-type="float" office:value="99.52" calcext:value-type="float">
            <text:p>99,52</text:p>
          </table:table-cell>
          <table:table-cell office:value-type="float" office:value="94.94" calcext:value-type="float">
            <text:p>94,94</text:p>
          </table:table-cell>
          <table:table-cell office:value-type="float" office:value="0.009332895" calcext:value-type="float">
            <text:p>0,009332895</text:p>
          </table:table-cell>
          <table:table-cell office:value-type="float" office:value="19.4510098" calcext:value-type="float">
            <text:p>19,4510098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25" calcext:value-type="float">
            <text:p>97,25</text:p>
          </table:table-cell>
          <table:table-cell table:formula="of:=100-[.B226]" office:value-type="float" office:value="2.75" calcext:value-type="float">
            <text:p>2,75</text:p>
          </table:table-cell>
          <table:table-cell/>
          <table:table-cell office:value-type="float" office:value="12250.2" calcext:value-type="float">
            <text:p>12250,2</text:p>
          </table:table-cell>
          <table:table-cell office:value-type="float" office:value="346.8" calcext:value-type="float">
            <text:p>346,8</text:p>
          </table:table-cell>
          <table:table-cell office:value-type="float" office:value="99.34" calcext:value-type="float">
            <text:p>99,34</text:p>
          </table:table-cell>
          <table:table-cell office:value-type="float" office:value="95.43" calcext:value-type="float">
            <text:p>95,43</text:p>
          </table:table-cell>
          <table:table-cell office:value-type="float" office:value="0.009264559" calcext:value-type="float">
            <text:p>0,009264559</text:p>
          </table:table-cell>
          <table:table-cell office:value-type="float" office:value="19.41416202" calcext:value-type="float">
            <text:p>19,41416202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6.82" calcext:value-type="float">
            <text:p>96,82</text:p>
          </table:table-cell>
          <table:table-cell table:formula="of:=100-[.B227]" office:value-type="float" office:value="3.18000000000001" calcext:value-type="float">
            <text:p>3,18</text:p>
          </table:table-cell>
          <table:table-cell/>
          <table:table-cell office:value-type="float" office:value="12196.8" calcext:value-type="float">
            <text:p>12196,8</text:p>
          </table:table-cell>
          <table:table-cell office:value-type="float" office:value="400.2" calcext:value-type="float">
            <text:p>400,2</text:p>
          </table:table-cell>
          <table:table-cell office:value-type="float" office:value="98.39" calcext:value-type="float">
            <text:p>98,39</text:p>
          </table:table-cell>
          <table:table-cell office:value-type="float" office:value="95.46" calcext:value-type="float">
            <text:p>95,46</text:p>
          </table:table-cell>
          <table:table-cell office:value-type="float" office:value="0.012068558" calcext:value-type="float">
            <text:p>0,012068558</text:p>
          </table:table-cell>
          <table:table-cell office:value-type="float" office:value="23.803795" calcext:value-type="float">
            <text:p>23,803795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22" calcext:value-type="float">
            <text:p>97,22</text:p>
          </table:table-cell>
          <table:table-cell table:formula="of:=100-[.B228]" office:value-type="float" office:value="2.78" calcext:value-type="float">
            <text:p>2,78</text:p>
          </table:table-cell>
          <table:table-cell/>
          <table:table-cell office:value-type="float" office:value="12246.9" calcext:value-type="float">
            <text:p>12246,9</text:p>
          </table:table-cell>
          <table:table-cell office:value-type="float" office:value="350.1" calcext:value-type="float">
            <text:p>350,1</text:p>
          </table:table-cell>
          <table:table-cell office:value-type="float" office:value="99.3" calcext:value-type="float">
            <text:p>99,3</text:p>
          </table:table-cell>
          <table:table-cell office:value-type="float" office:value="95.41" calcext:value-type="float">
            <text:p>95,41</text:p>
          </table:table-cell>
          <table:table-cell office:value-type="float" office:value="0.00941391" calcext:value-type="float">
            <text:p>0,00941391</text:p>
          </table:table-cell>
          <table:table-cell office:value-type="float" office:value="19.41650295" calcext:value-type="float">
            <text:p>19,41650295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229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230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231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23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233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24:.B233])" office:value-type="float" office:value="97.09" calcext:value-type="float">
            <text:p>97,09</text:p>
          </table:table-cell>
          <table:table-cell table:formula="of:=AVERAGE([.C224:.C233])" office:value-type="float" office:value="61.164" calcext:value-type="float">
            <text:p>61,164</text:p>
          </table:table-cell>
          <table:table-cell table:formula="of:=AVERAGE([.D224:.D233])" office:value-type="string" office:string-value="" calcext:value-type="error">
            <text:p>#DIV/0!</text:p>
          </table:table-cell>
          <table:table-cell table:formula="of:=AVERAGE([.E224:.E233])" office:value-type="float" office:value="12230.5" calcext:value-type="float">
            <text:p>12230,5</text:p>
          </table:table-cell>
          <table:table-cell table:formula="of:=AVERAGE([.F224:.F233])" office:value-type="float" office:value="366.5" calcext:value-type="float">
            <text:p>366,5</text:p>
          </table:table-cell>
          <table:table-cell table:formula="of:=AVERAGE([.G224:.G233])" office:value-type="float" office:value="99.1375" calcext:value-type="float">
            <text:p>99,1375</text:p>
          </table:table-cell>
          <table:table-cell table:formula="of:=AVERAGE([.H224:.H233])" office:value-type="float" office:value="95.31" calcext:value-type="float">
            <text:p>95,31</text:p>
          </table:table-cell>
          <table:table-cell table:formula="of:=AVERAGE([.I224:.I233])" office:value-type="float" office:value="0.0100199805" calcext:value-type="float">
            <text:p>0,0100199805</text:p>
          </table:table-cell>
          <table:table-cell table:formula="of:=AVERAGE([.J224:.J233])" office:value-type="float" office:value="20.5213674425" calcext:value-type="float">
            <text:p>20,521367442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24:.B233])" office:value-type="float" office:value="0.170146995271738" calcext:value-type="float">
            <text:p>0,1701469953</text:p>
          </table:table-cell>
          <table:table-cell table:formula="of:=COM.MICROSOFT.STDEV.P([.C224:.C233])" office:value-type="float" office:value="47.5643135554378" calcext:value-type="float">
            <text:p>47,5643135554</text:p>
          </table:table-cell>
          <table:table-cell table:formula="of:=COM.MICROSOFT.STDEV.P([.D224:.D233])" office:value-type="string" office:string-value="" calcext:value-type="error">
            <text:p>#DIV/0!</text:p>
          </table:table-cell>
          <table:table-cell table:formula="of:=COM.MICROSOFT.STDEV.P([.E224:.E233])" office:value-type="float" office:value="21.2043627586404" calcext:value-type="float">
            <text:p>21,2043627586</text:p>
          </table:table-cell>
          <table:table-cell table:formula="of:=COM.MICROSOFT.STDEV.P([.F224:.F233])" office:value-type="float" office:value="21.20436275864" calcext:value-type="float">
            <text:p>21,2043627586</text:p>
          </table:table-cell>
          <table:table-cell table:formula="of:=COM.MICROSOFT.STDEV.P([.G224:.G233])" office:value-type="float" office:value="0.439452784722089" calcext:value-type="float">
            <text:p>0,4394527847</text:p>
          </table:table-cell>
          <table:table-cell table:formula="of:=COM.MICROSOFT.STDEV.P([.H224:.H233])" office:value-type="float" office:value="0.214359511102261" calcext:value-type="float">
            <text:p>0,2143595111</text:p>
          </table:table-cell>
          <table:table-cell table:formula="of:=COM.MICROSOFT.STDEV.P([.I224:.I233])" office:value-type="float" office:value="0.00118392771648536" calcext:value-type="float">
            <text:p>0,0011839277</text:p>
          </table:table-cell>
          <table:table-cell table:formula="of:=COM.MICROSOFT.STDEV.P([.J224:.J233])" office:value-type="float" office:value="1.89516658552054" calcext:value-type="float">
            <text:p>1,895166585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241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12" calcext:value-type="float">
            <text:p>97,12</text:p>
          </table:table-cell>
          <table:table-cell table:formula="of:=100-[.B242]" office:value-type="float" office:value="2.88" calcext:value-type="float">
            <text:p>2,88</text:p>
          </table:table-cell>
          <table:table-cell office:value-type="float" office:value="8993" calcext:value-type="float">
            <text:p>8993</text:p>
          </table:table-cell>
          <table:table-cell office:value-type="float" office:value="12233.6" calcext:value-type="float">
            <text:p>12233,6</text:p>
          </table:table-cell>
          <table:table-cell office:value-type="float" office:value="363.4" calcext:value-type="float">
            <text:p>363,4</text:p>
          </table:table-cell>
          <table:table-cell office:value-type="float" office:value="99.65" calcext:value-type="float">
            <text:p>99,65</text:p>
          </table:table-cell>
          <table:table-cell office:value-type="float" office:value="94.91" calcext:value-type="float">
            <text:p>94,91</text:p>
          </table:table-cell>
          <table:table-cell office:value-type="float" office:value="105.1266665" calcext:value-type="float">
            <text:p>105,1266665</text:p>
          </table:table-cell>
          <table:table-cell office:value-type="float" office:value="13.87872777" calcext:value-type="float">
            <text:p>13,87872777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32" calcext:value-type="float">
            <text:p>97,32</text:p>
          </table:table-cell>
          <table:table-cell table:formula="of:=100-[.B243]" office:value-type="float" office:value="2.68000000000001" calcext:value-type="float">
            <text:p>2,68</text:p>
          </table:table-cell>
          <table:table-cell office:value-type="float" office:value="8801.1" calcext:value-type="float">
            <text:p>8801,1</text:p>
          </table:table-cell>
          <table:table-cell office:value-type="float" office:value="12258.9" calcext:value-type="float">
            <text:p>12258,9</text:p>
          </table:table-cell>
          <table:table-cell office:value-type="float" office:value="334.1" calcext:value-type="float">
            <text:p>334,1</text:p>
          </table:table-cell>
          <table:table-cell office:value-type="float" office:value="99.54" calcext:value-type="float">
            <text:p>99,54</text:p>
          </table:table-cell>
          <table:table-cell office:value-type="float" office:value="95.38" calcext:value-type="float">
            <text:p>95,38</text:p>
          </table:table-cell>
          <table:table-cell office:value-type="float" office:value="90.05592022" calcext:value-type="float">
            <text:p>90,05592022</text:p>
          </table:table-cell>
          <table:table-cell office:value-type="float" office:value="13.56276469" calcext:value-type="float">
            <text:p>13,56276469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18" calcext:value-type="float">
            <text:p>97,18</text:p>
          </table:table-cell>
          <table:table-cell table:formula="of:=100-[.B244]" office:value-type="float" office:value="2.81999999999999" calcext:value-type="float">
            <text:p>2,82</text:p>
          </table:table-cell>
          <table:table-cell office:value-type="float" office:value="9368" calcext:value-type="float">
            <text:p>9368</text:p>
          </table:table-cell>
          <table:table-cell office:value-type="float" office:value="12241.7" calcext:value-type="float">
            <text:p>12241,7</text:p>
          </table:table-cell>
          <table:table-cell office:value-type="float" office:value="355.3" calcext:value-type="float">
            <text:p>355,3</text:p>
          </table:table-cell>
          <table:table-cell office:value-type="float" office:value="99.21" calcext:value-type="float">
            <text:p>99,21</text:p>
          </table:table-cell>
          <table:table-cell office:value-type="float" office:value="95.41" calcext:value-type="float">
            <text:p>95,41</text:p>
          </table:table-cell>
          <table:table-cell office:value-type="float" office:value="90.13093774" calcext:value-type="float">
            <text:p>90,13093774</text:p>
          </table:table-cell>
          <table:table-cell office:value-type="float" office:value="14.61104624" calcext:value-type="float">
            <text:p>14,6110462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27" calcext:value-type="float">
            <text:p>97,27</text:p>
          </table:table-cell>
          <table:table-cell table:formula="of:=100-[.B245]" office:value-type="float" office:value="2.73" calcext:value-type="float">
            <text:p>2,73</text:p>
          </table:table-cell>
          <table:table-cell office:value-type="float" office:value="9259.4" calcext:value-type="float">
            <text:p>9259,4</text:p>
          </table:table-cell>
          <table:table-cell office:value-type="float" office:value="12253.2" calcext:value-type="float">
            <text:p>12253,2</text:p>
          </table:table-cell>
          <table:table-cell office:value-type="float" office:value="343.8" calcext:value-type="float">
            <text:p>343,8</text:p>
          </table:table-cell>
          <table:table-cell office:value-type="float" office:value="99.43" calcext:value-type="float">
            <text:p>99,43</text:p>
          </table:table-cell>
          <table:table-cell office:value-type="float" office:value="95.39" calcext:value-type="float">
            <text:p>95,39</text:p>
          </table:table-cell>
          <table:table-cell office:value-type="float" office:value="156.9159961" calcext:value-type="float">
            <text:p>156,9159961</text:p>
          </table:table-cell>
          <table:table-cell office:value-type="float" office:value="17.52756853" calcext:value-type="float">
            <text:p>17,52756853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24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24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24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249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250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41:.B250])" office:value-type="float" office:value="97.2225" calcext:value-type="float">
            <text:p>97,2225</text:p>
          </table:table-cell>
          <table:table-cell table:formula="of:=AVERAGE([.C241:.C250])" office:value-type="float" office:value="61.111" calcext:value-type="float">
            <text:p>61,111</text:p>
          </table:table-cell>
          <table:table-cell table:formula="of:=AVERAGE([.D241:.D250])" office:value-type="float" office:value="9105.375" calcext:value-type="float">
            <text:p>9105,375</text:p>
          </table:table-cell>
          <table:table-cell table:formula="of:=AVERAGE([.E241:.E250])" office:value-type="float" office:value="12246.85" calcext:value-type="float">
            <text:p>12246,85</text:p>
          </table:table-cell>
          <table:table-cell table:formula="of:=AVERAGE([.F241:.F250])" office:value-type="float" office:value="349.15" calcext:value-type="float">
            <text:p>349,15</text:p>
          </table:table-cell>
          <table:table-cell table:formula="of:=AVERAGE([.G241:.G250])" office:value-type="float" office:value="99.4575" calcext:value-type="float">
            <text:p>99,4575</text:p>
          </table:table-cell>
          <table:table-cell table:formula="of:=AVERAGE([.H241:.H250])" office:value-type="float" office:value="95.2725" calcext:value-type="float">
            <text:p>95,2725</text:p>
          </table:table-cell>
          <table:table-cell table:formula="of:=AVERAGE([.I241:.I250])" office:value-type="float" office:value="110.55738014" calcext:value-type="float">
            <text:p>110,55738014</text:p>
          </table:table-cell>
          <table:table-cell table:formula="of:=AVERAGE([.J241:.J250])" office:value-type="float" office:value="14.8950268075" calcext:value-type="float">
            <text:p>14,895026807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41:.B250])" office:value-type="float" office:value="0.0775806032459093" calcext:value-type="float">
            <text:p>0,0775806032</text:p>
          </table:table-cell>
          <table:table-cell table:formula="of:=COM.MICROSOFT.STDEV.P([.C241:.C250])" office:value-type="float" office:value="47.6291285769538" calcext:value-type="float">
            <text:p>47,629128577</text:p>
          </table:table-cell>
          <table:table-cell table:formula="of:=COM.MICROSOFT.STDEV.P([.D241:.D250])" office:value-type="float" office:value="222.433702201352" calcext:value-type="float">
            <text:p>222,4337022014</text:p>
          </table:table-cell>
          <table:table-cell table:formula="of:=COM.MICROSOFT.STDEV.P([.E241:.E250])" office:value-type="float" office:value="9.84390674478359" calcext:value-type="float">
            <text:p>9,8439067448</text:p>
          </table:table-cell>
          <table:table-cell table:formula="of:=COM.MICROSOFT.STDEV.P([.F241:.F250])" office:value-type="float" office:value="11.135640978408" calcext:value-type="float">
            <text:p>11,1356409784</text:p>
          </table:table-cell>
          <table:table-cell table:formula="of:=COM.MICROSOFT.STDEV.P([.G241:.G250])" office:value-type="float" office:value="0.162692194035244" calcext:value-type="float">
            <text:p>0,162692194</text:p>
          </table:table-cell>
          <table:table-cell table:formula="of:=COM.MICROSOFT.STDEV.P([.H241:.H250])" office:value-type="float" office:value="0.209568008054665" calcext:value-type="float">
            <text:p>0,2095680081</text:p>
          </table:table-cell>
          <table:table-cell table:formula="of:=COM.MICROSOFT.STDEV.P([.I241:.I250])" office:value-type="float" office:value="27.459803952042" calcext:value-type="float">
            <text:p>27,459803952</text:p>
          </table:table-cell>
          <table:table-cell table:formula="of:=COM.MICROSOFT.STDEV.P([.J241:.J250])" office:value-type="float" office:value="1.56674080233218" calcext:value-type="float">
            <text:p>1,566740802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55:47.543062296</meta:creation-date>
    <dc:date>2018-01-19T18:41:56.830975636</dc:date>
    <meta:editing-duration>PT4H58M19S</meta:editing-duration>
    <meta:editing-cycles>34</meta:editing-cycles>
    <meta:generator>LibreOffice/5.1.6.2$Linux_X86_64 LibreOffice_project/10m0$Build-2</meta:generator>
    <meta:document-statistic meta:table-count="1" meta:cell-count="1132" meta:object-count="0"/>
  </office:meta>
</office:document-meta>
</file>